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Chronicle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1 Chronicles 1-9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From Adam To Isaac's Sons (1:1-5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woColTx-Title-and-2-Column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rom Adam To Isaac's Sons (1:1-54)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021in" svg:y="2in" svg:width="4.61632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dam to Noah's sons (1:1-4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Descendants of Japheth (1:5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escendants of Ham (1:8-16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  <draw:frame draw:id="id96" presentation:style-name="a531" draw:name="Text Placeholder 3" svg:x="6.16319in" svg:y="2in" svg:width="4.61632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Descendants of Shem (1:17-2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Abraham to Isaac's sons (1:28-34)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Descendants of Esau (1:35-37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Others from Edom (1:38-54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4" draw:style-name="a532" draw:master-page-name="Master1-Layout13-tx-Title-and-Text" presentation:presentation-page-layout-name="Master1-PPL13" draw:id="Slide-259">
        <draw:frame draw:id="id97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1 Chronicles 1-9<text:s text:c="1"/></text:span><text:span text:style-name="a534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From Adam To Isaac's Sons (1:1-54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Twelve Patriarchs and Their Descendants (2:1-9:44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5" draw:style-name="a547" draw:master-page-name="Master1-Layout1-title-Title-Slide" presentation:presentation-page-layout-name="Master1-PPL1" draw:id="Slide-260">
        <draw:frame draw:id="id99" presentation:style-name="a551" draw:name="Title 1" svg:x="1.38in" svg:y="0.83in" svg:width="10.3in" svg:height="4.42in" presentation:class="title" presentation:placeholder="false">
          <draw:text-box>
            <text:p text:style-name="a550" text:class-names="" text:cond-style-name=""><text:span text:style-name="a548" text:class-names="">The Twelve Patriarchs and Their Descendants (2:1-9:44)<text:s text:c="1"/></text:span><text:span text:style-name="a549" text:class-names=""/></text:p>
          </draw:text-box>
          <svg:title/>
          <svg:desc/>
        </draw:frame>
        <draw:frame draw:id="id100" presentation:style-name="a556" draw:name="Subtitle 2" svg:x="1.38in" svg:y="5.25in" svg:width="10.3in" svg:height="1.85in" presentation:class="subtitle" presentation:placeholder="false">
          <draw:text-box>
            <text:p text:style-name="a553" text:class-names="" text:cond-style-name=""><text:span text:style-name="a552" text:class-names=""><text:s text:c="1"/>Descendants of Judah (2:3-4:23)<text:s text:c="1"/></text:span></text:p>
            <text:p text:style-name="a555" text:class-names="" text:cond-style-name=""><text:span text:style-name="a554" text:class-names=""/></text:p>
          </draw:text-box>
          <svg:title/>
          <svg:desc/>
        </draw:frame>
      </draw:page>
      <draw:page draw:name="Slide6" draw:style-name="a557" draw:master-page-name="Master1-Layout13-tx-Title-and-Text" presentation:presentation-page-layout-name="Master1-PPL13" draw:id="Slide-261">
        <draw:frame draw:id="id101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Descendants of Judah (2:3-4:23)<text:s text:c="1"/></text:span><text:span text:style-name="a559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Sons of David (3:1-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Descendants of Solomon (3:10-24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7" draw:style-name="a572" draw:master-page-name="Master1-Layout13-tx-Title-and-Text" presentation:presentation-page-layout-name="Master1-PPL13" draw:id="Slide-262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Twelve Patriarchs and Their Descendants (2:1-9:44)<text:s text:c="1"/></text:span><text:span text:style-name="a574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Descendants of Judah (2:3-4:23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Descendants of Simeon (4:24-4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Descendants of Reuben (5:1-10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Descendants of Gad (5:11-17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Deeds of the eastern tribes (5:18-26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Descendants of Levi (6:1-81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3-tx-Title-and-Text" presentation:presentation-page-layout-name="Master1-PPL13" draw:id="Slide-263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Descendants of Levi (6:1-81)<text:s text:c="1"/></text:span><text:span text:style-name="a601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Temple musicians (6:31-48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Descendants of Aaron (6:49-5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erritory for the Levites (6:54-81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9" draw:style-name="a617" draw:master-page-name="Master1-Layout12-twoColTx-Title-and-2-Column-Text" presentation:presentation-page-layout-name="Master1-PPL12" draw:id="Slide-264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The Twelve Patriarchs and Their Descendants (2:1-9:44)<text:s text:c="1"/></text:span><text:span text:style-name="a619" text:class-names=""/></text:p>
          </draw:text-box>
          <svg:title/>
          <svg:desc/>
        </draw:frame>
        <draw:frame draw:id="id108" presentation:style-name="a643" draw:name="Text Placeholder 2" svg:x="1.38021in" svg:y="2in" svg:width="4.61632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Descendants of Judah (2:3-4:23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Descendants of Simeon (4:24-4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Descendants of Reuben (5:1-10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Descendants of Gad (5:11-1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Deeds of the eastern tribes (5:18-26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Descendants of Levi (6:1-81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  <draw:frame draw:id="id109" presentation:style-name="a668" draw:name="Text Placeholder 3" svg:x="6.16319in" svg:y="2in" svg:width="4.61632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Descendants of Issachar (7:1-5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Descendants of Benjamin (7:6-12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Descendants of Naphtali (7:1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Descendants of Manasseh (7:14-19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Descendants of Ephraim (7:20-29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Descendants of Asher (7:30-40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Descendants of Benjamin (8:1-40; 9:35-44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0" draw:style-name="a669" draw:master-page-name="Master1-Layout13-tx-Title-and-Text" presentation:presentation-page-layout-name="Master1-PPL13" draw:id="Slide-265">
        <draw:frame draw:id="id110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Descendants of Benjamin (8:1-40; 9:35-44)<text:s text:c="1"/></text:span><text:span text:style-name="a671" text:class-names=""/></text:p>
          </draw:text-box>
          <svg:title/>
          <svg:desc/>
        </draw:frame>
        <draw:frame draw:id="id111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Various leaders (8:1-32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family of King Saul (8:33-40; 9:35-4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1" draw:style-name="a684" draw:master-page-name="Master1-Layout12-twoColTx-Title-and-2-Column-Text" presentation:presentation-page-layout-name="Master1-PPL12" draw:id="Slide-266">
        <draw:frame draw:id="id112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The Twelve Patriarchs and Their Descendants (2:1-9:44)<text:s text:c="1"/></text:span><text:span text:style-name="a686" text:class-names=""/></text:p>
          </draw:text-box>
          <svg:title/>
          <svg:desc/>
        </draw:frame>
        <draw:frame draw:id="id113" presentation:style-name="a710" draw:name="Text Placeholder 2" svg:x="1.38021in" svg:y="2in" svg:width="4.61632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Descendants of Judah (2:3-4:23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Descendants of Simeon (4:24-4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Descendants of Reuben (5:1-1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Descendants of Gad (5:11-1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Deeds of the eastern tribes (5:18-26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Descendants of Levi (6:1-81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  <draw:frame draw:id="id114" presentation:style-name="a735" draw:name="Text Placeholder 3" svg:x="6.16319in" svg:y="2in" svg:width="4.61632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Descendants of Issachar (7:1-5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Descendants of Benjamin (7:6-12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Descendants of Naphtali (7:13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Descendants of Manasseh (7:14-19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Descendants of Ephraim (7:20-29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Descendants of Asher (7:30-40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Descendants of Benjamin (8:1-40; 9:35-44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2" draw:style-name="a736" draw:master-page-name="Master1-Layout13-tx-Title-and-Text" presentation:presentation-page-layout-name="Master1-PPL13" draw:id="Slide-267">
        <draw:frame draw:id="id115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1 Chronicles 1-9<text:s text:c="1"/></text:span><text:span text:style-name="a738" text:class-names=""/></text:p>
          </draw:text-box>
          <svg:title/>
          <svg:desc/>
        </draw:frame>
        <draw:frame draw:id="id116" presentation:style-name="a753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From Adam To Isaac's Sons (1:1-54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Twelve Patriarchs and Their Descendants (2:1-9:44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The Returning Exiles (9:1-34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13" draw:style-name="a754" draw:master-page-name="Master1-Layout13-tx-Title-and-Text" presentation:presentation-page-layout-name="Master1-PPL13" draw:id="Slide-268">
        <draw:frame draw:id="id117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The Returning Exiles (9:1-34)<text:s text:c="1"/></text:span><text:span text:style-name="a756" text:class-names=""/></text:p>
          </draw:text-box>
          <svg:title/>
          <svg:desc/>
        </draw:frame>
        <draw:frame draw:id="id118" presentation:style-name="a771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Returnees from assorted tribes (9:1-9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priests (9:10-13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Other Levites and their duties (9:14-34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4" draw:style-name="a772" draw:master-page-name="Master1-Layout13-tx-Title-and-Text" presentation:presentation-page-layout-name="Master1-PPL13" draw:id="Slide-269">
        <draw:frame draw:id="id119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1 Chronicles 1-9<text:s text:c="1"/></text:span><text:span text:style-name="a774" text:class-names=""/></text:p>
          </draw:text-box>
          <svg:title/>
          <svg:desc/>
        </draw:frame>
        <draw:frame draw:id="id120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From Adam To Isaac's Sons (1:1-54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The Twelve Patriarchs and Their Descendants (2:1-9:44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The Returning Exiles (9:1-34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5" draw:style-name="a790" draw:master-page-name="Master1-Layout1-title-Title-Slide" presentation:presentation-page-layout-name="Master1-PPL1" draw:id="Slide-270">
        <draw:frame draw:id="id121" presentation:style-name="a794" draw:name="Title 1" svg:x="1.38in" svg:y="0.83in" svg:width="10.3in" svg:height="4.42in" presentation:class="title" presentation:placeholder="false">
          <draw:text-box>
            <text:p text:style-name="a793" text:class-names="" text:cond-style-name=""><text:span text:style-name="a791" text:class-names="">1 Chronicles 10-13<text:s text:c="1"/></text:span><text:span text:style-name="a792" text:class-names=""/></text:p>
          </draw:text-box>
          <svg:title/>
          <svg:desc/>
        </draw:frame>
        <draw:frame draw:id="id122" presentation:style-name="a799" draw:name="Subtitle 2" svg:x="1.38in" svg:y="5.25in" svg:width="10.3in" svg:height="1.85in" presentation:class="subtitle" presentation:placeholder="false">
          <draw:text-box>
            <text:p text:style-name="a796" text:class-names="" text:cond-style-name=""><text:span text:style-name="a795" text:class-names="">The Tragedy of Saul (10:1-14):</text:span></text:p>
            <text:p text:style-name="a798" text:class-names="" text:cond-style-name=""><text:span text:style-name="a797" text:class-names=""/></text:p>
          </draw:text-box>
          <svg:title/>
          <svg:desc/>
        </draw:frame>
      </draw:page>
      <draw:page draw:name="Slide16" draw:style-name="a800" draw:master-page-name="Master1-Layout1-title-Title-Slide" presentation:presentation-page-layout-name="Master1-PPL1" draw:id="Slide-271">
        <draw:frame draw:id="id123" presentation:style-name="a804" draw:name="Title 1" svg:x="1.38in" svg:y="0.83in" svg:width="10.3in" svg:height="4.42in" presentation:class="title" presentation:placeholder="false">
          <draw:text-box>
            <text:p text:style-name="a803" text:class-names="" text:cond-style-name=""><text:span text:style-name="a801" text:class-names="">The Tragedy of Saul (10:1-14):</text:span><text:span text:style-name="a802" text:class-names=""/></text:p>
          </draw:text-box>
          <svg:title/>
          <svg:desc/>
        </draw:frame>
        <draw:frame draw:id="id124" presentation:style-name="a809" draw:name="Subtitle 2" svg:x="1.38in" svg:y="5.25in" svg:width="10.3in" svg:height="1.85in" presentation:class="subtitle" presentation:placeholder="false">
          <draw:text-box>
            <text:p text:style-name="a806" text:class-names="" text:cond-style-name=""><text:span text:style-name="a805" text:class-names=""><text:s text:c="1"/>The record of Saul's death (10:1-12)<text:s text:c="1"/></text:span></text:p>
            <text:p text:style-name="a808" text:class-names="" text:cond-style-name=""><text:span text:style-name="a807" text:class-names=""/></text:p>
          </draw:text-box>
          <svg:title/>
          <svg:desc/>
        </draw:frame>
      </draw:page>
      <draw:page draw:name="Slide17" draw:style-name="a810" draw:master-page-name="Master1-Layout1-title-Title-Slide" presentation:presentation-page-layout-name="Master1-PPL1" draw:id="Slide-272">
        <draw:frame draw:id="id125" presentation:style-name="a814" draw:name="Title 1" svg:x="1.38in" svg:y="0.83in" svg:width="10.3in" svg:height="4.42in" presentation:class="title" presentation:placeholder="false">
          <draw:text-box>
            <text:p text:style-name="a813" text:class-names="" text:cond-style-name=""><text:span text:style-name="a811" text:class-names=""><text:s text:c="1"/>The record of Saul's death (10:1-12)<text:s text:c="1"/></text:span><text:span text:style-name="a812" text:class-names=""/></text:p>
          </draw:text-box>
          <svg:title/>
          <svg:desc/>
        </draw:frame>
        <draw:frame draw:id="id126" presentation:style-name="a819" draw:name="Subtitle 2" svg:x="1.38in" svg:y="5.25in" svg:width="10.3in" svg:height="1.85in" presentation:class="subtitle" presentation:placeholder="false">
          <draw:text-box>
            <text:p text:style-name="a816" text:class-names="" text:cond-style-name=""><text:span text:style-name="a815" text:class-names=""><text:s text:c="1"/>The actions of the battle (10:1-6)<text:s text:c="1"/></text:span></text:p>
            <text:p text:style-name="a818" text:class-names="" text:cond-style-name=""><text:span text:style-name="a817" text:class-names=""/></text:p>
          </draw:text-box>
          <svg:title/>
          <svg:desc/>
        </draw:frame>
      </draw:page>
      <draw:page draw:name="Slide18" draw:style-name="a820" draw:master-page-name="Master1-Layout13-tx-Title-and-Text" presentation:presentation-page-layout-name="Master1-PPL13" draw:id="Slide-273">
        <draw:frame draw:id="id127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<text:s text:c="1"/>The actions of the battle (10:1-6)<text:s text:c="1"/></text:span><text:span text:style-name="a822" text:class-names=""/></text:p>
          </draw:text-box>
          <svg:title/>
          <svg:desc/>
        </draw:frame>
        <draw:frame draw:id="id128" presentation:style-name="a834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<text:s text:c="1"/>The slaughter (10:1-3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The suicide (10:4-6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19" draw:style-name="a835" draw:master-page-name="Master1-Layout13-tx-Title-and-Text" presentation:presentation-page-layout-name="Master1-PPL13" draw:id="Slide-274">
        <draw:frame draw:id="id129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<text:s text:c="1"/>The record of Saul's death (10:1-12)<text:s text:c="1"/></text:span><text:span text:style-name="a837" text:class-names=""/></text:p>
          </draw:text-box>
          <svg:title/>
          <svg:desc/>
        </draw:frame>
        <draw:frame draw:id="id130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actions of the battle (10:1-6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aftermath of the battle (10:7-12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0" draw:style-name="a850" draw:master-page-name="Master1-Layout13-tx-Title-and-Text" presentation:presentation-page-layout-name="Master1-PPL13" draw:id="Slide-275">
        <draw:frame draw:id="id131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<text:s text:c="1"/>The aftermath of the battle (10:7-12)<text:s text:c="1"/></text:span><text:span text:style-name="a852" text:class-names=""/></text:p>
          </draw:text-box>
          <svg:title/>
          <svg:desc/>
        </draw:frame>
        <draw:frame draw:id="id132" presentation:style-name="a867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The routing (10:7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ridicule (10:8-10):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he recovery (10:11-12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21" draw:style-name="a868" draw:master-page-name="Master1-Layout13-tx-Title-and-Text" presentation:presentation-page-layout-name="Master1-PPL13" draw:id="Slide-276">
        <draw:frame draw:id="id133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<text:s text:c="1"/>The record of Saul's death (10:1-12)<text:s text:c="1"/></text:span><text:span text:style-name="a870" text:class-names=""/></text:p>
          </draw:text-box>
          <svg:title/>
          <svg:desc/>
        </draw:frame>
        <draw:frame draw:id="id134" presentation:style-name="a882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actions of the battle (10:1-6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aftermath of the battle (10:7-12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22" draw:style-name="a883" draw:master-page-name="Master1-Layout13-tx-Title-and-Text" presentation:presentation-page-layout-name="Master1-PPL13" draw:id="Slide-277">
        <draw:frame draw:id="id135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The Tragedy of Saul (10:1-14):</text:span><text:span text:style-name="a885" text:class-names=""/></text:p>
          </draw:text-box>
          <svg:title/>
          <svg:desc/>
        </draw:frame>
        <draw:frame draw:id="id136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record of Saul's death (10:1-12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reasons for Saul's death (10:13-14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23" draw:style-name="a898" draw:master-page-name="Master1-Layout13-tx-Title-and-Text" presentation:presentation-page-layout-name="Master1-PPL13" draw:id="Slide-278">
        <draw:frame draw:id="id137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1 Chronicles 10-13<text:s text:c="1"/></text:span><text:span text:style-name="a900" text:class-names=""/></text:p>
          </draw:text-box>
          <svg:title/>
          <svg:desc/>
        </draw:frame>
        <draw:frame draw:id="id138" presentation:style-name="a912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The Tragedy of Saul (10:1-14):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Triumphs of David (11:1-13:14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24" draw:style-name="a913" draw:master-page-name="Master1-Layout13-tx-Title-and-Text" presentation:presentation-page-layout-name="Master1-PPL13" draw:id="Slide-279">
        <draw:frame draw:id="id139" presentation:style-name="a917" draw:name="Title 1" svg:x="1.38in" svg:y="0.4in" svg:width="10.6in" svg:height="1.44965in" presentation:class="title" presentation:placeholder="false">
          <draw:text-box>
            <text:p text:style-name="a916" text:class-names="" text:cond-style-name=""><text:span text:style-name="a914" text:class-names=""><text:s text:c="1"/>The Triumphs of David (11:1-13:14)<text:s text:c="1"/></text:span><text:span text:style-name="a915" text:class-names=""/></text:p>
          </draw:text-box>
          <svg:title/>
          <svg:desc/>
        </draw:frame>
        <draw:frame draw:id="id140" presentation:style-name="a930" draw:name="Text Placeholder 2" svg:x="1.38in" svg:y="2in" svg:width="9.4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<text:s text:c="1"/>His coronation (11:1-3; 12:38-40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His city (11:4-9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His champions (11:10-47; 12:1-37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</draw:page>
      <draw:page draw:name="Slide25" draw:style-name="a931" draw:master-page-name="Master1-Layout13-tx-Title-and-Text" presentation:presentation-page-layout-name="Master1-PPL13" draw:id="Slide-280">
        <draw:frame draw:id="id141" presentation:style-name="a935" draw:name="Title 1" svg:x="1.38in" svg:y="0.4in" svg:width="10.6in" svg:height="1.44965in" presentation:class="title" presentation:placeholder="false">
          <draw:text-box>
            <text:p text:style-name="a934" text:class-names="" text:cond-style-name=""><text:span text:style-name="a932" text:class-names=""><text:s text:c="1"/>His champions (11:10-47; 12:1-37):<text:s text:c="1"/></text:span><text:span text:style-name="a933" text:class-names=""/></text:p>
          </draw:text-box>
          <svg:title/>
          <svg:desc/>
        </draw:frame>
        <draw:frame draw:id="id142" presentation:style-name="a951" draw:name="Text Placeholder 2" svg:x="1.38in" svg:y="2in" svg:width="9.4in" svg:height="4.75868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<text:s text:c="1"/>The mightiest (11:10-19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he mighty (11:20-47):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he masses (12:1-22):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The muster (12:23-37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26" draw:style-name="a952" draw:master-page-name="Master1-Layout13-tx-Title-and-Text" presentation:presentation-page-layout-name="Master1-PPL13" draw:id="Slide-281">
        <draw:frame draw:id="id143" presentation:style-name="a956" draw:name="Title 1" svg:x="1.38in" svg:y="0.4in" svg:width="10.6in" svg:height="1.44965in" presentation:class="title" presentation:placeholder="false">
          <draw:text-box>
            <text:p text:style-name="a955" text:class-names="" text:cond-style-name=""><text:span text:style-name="a953" text:class-names=""><text:s text:c="1"/>The Triumphs of David (11:1-13:14)<text:s text:c="1"/></text:span><text:span text:style-name="a954" text:class-names=""/></text:p>
          </draw:text-box>
          <svg:title/>
          <svg:desc/>
        </draw:frame>
        <draw:frame draw:id="id144" presentation:style-name="a972" draw:name="Text Placeholder 2" svg:x="1.38in" svg:y="2in" svg:width="9.4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<text:s text:c="1"/>His coronation (11:1-3; 12:38-40):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His city (11:4-9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His champions (11:10-47; 12:1-37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His challenge (13:1-14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27" draw:style-name="a973" draw:master-page-name="Master1-Layout13-tx-Title-and-Text" presentation:presentation-page-layout-name="Master1-PPL13" draw:id="Slide-282">
        <draw:frame draw:id="id145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His challenge (13:1-14):<text:s text:c="1"/></text:span><text:span text:style-name="a975" text:class-names=""/></text:p>
          </draw:text-box>
          <svg:title/>
          <svg:desc/>
        </draw:frame>
        <draw:frame draw:id="id146" presentation:style-name="a993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The consent (13:1-6):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The celebration (13:7-8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crisis (13:9-1 1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concern (13:12-14):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28" draw:style-name="a994" draw:master-page-name="Master1-Layout13-tx-Title-and-Text" presentation:presentation-page-layout-name="Master1-PPL13" draw:id="Slide-283">
        <draw:frame draw:id="id147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<text:s text:c="1"/>The Triumphs of David (11:1-13:14)<text:s text:c="1"/></text:span><text:span text:style-name="a996" text:class-names=""/></text:p>
          </draw:text-box>
          <svg:title/>
          <svg:desc/>
        </draw:frame>
        <draw:frame draw:id="id148" presentation:style-name="a1014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<text:s text:c="1"/>His coronation (11:1-3; 12:38-40):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His city (11:4-9):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His champions (11:10-47; 12:1-37):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His challenge (13:1-14):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29" draw:style-name="a1015" draw:master-page-name="Master1-Layout13-tx-Title-and-Text" presentation:presentation-page-layout-name="Master1-PPL13" draw:id="Slide-284">
        <draw:frame draw:id="id149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1 Chronicles 10-13<text:s text:c="1"/></text:span><text:span text:style-name="a1017" text:class-names=""/></text:p>
          </draw:text-box>
          <svg:title/>
          <svg:desc/>
        </draw:frame>
        <draw:frame draw:id="id150" presentation:style-name="a1029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The Tragedy of Saul (10:1-14):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The Triumphs of David (11:1-13:14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30" draw:style-name="a1030" draw:master-page-name="Master1-Layout1-title-Title-Slide" presentation:presentation-page-layout-name="Master1-PPL1" draw:id="Slide-285">
        <draw:frame draw:id="id151" presentation:style-name="a1034" draw:name="Title 1" svg:x="1.38in" svg:y="0.83in" svg:width="10.3in" svg:height="4.42in" presentation:class="title" presentation:placeholder="false">
          <draw:text-box>
            <text:p text:style-name="a1033" text:class-names="" text:cond-style-name=""><text:span text:style-name="a1031" text:class-names="">1 Chronicles 14-15<text:s text:c="1"/></text:span><text:span text:style-name="a1032" text:class-names=""/></text:p>
          </draw:text-box>
          <svg:title/>
          <svg:desc/>
        </draw:frame>
        <draw:frame draw:id="id152" presentation:style-name="a1039" draw:name="Subtitle 2" svg:x="1.38in" svg:y="5.25in" svg:width="10.3in" svg:height="1.85in" presentation:class="subtitle" presentation:placeholder="false">
          <draw:text-box>
            <text:p text:style-name="a1036" text:class-names="" text:cond-style-name=""><text:span text:style-name="a1035" text:class-names="">The Anointed of god (14:1-17)<text:s text:c="1"/></text:span></text:p>
            <text:p text:style-name="a1038" text:class-names="" text:cond-style-name=""><text:span text:style-name="a1037" text:class-names=""/></text:p>
          </draw:text-box>
          <svg:title/>
          <svg:desc/>
        </draw:frame>
      </draw:page>
      <draw:page draw:name="Slide31" draw:style-name="a1040" draw:master-page-name="Master1-Layout13-tx-Title-and-Text" presentation:presentation-page-layout-name="Master1-PPL13" draw:id="Slide-286">
        <draw:frame draw:id="id153" presentation:style-name="a1044" draw:name="Title 1" svg:x="1.38in" svg:y="0.4in" svg:width="10.6in" svg:height="1.44965in" presentation:class="title" presentation:placeholder="false">
          <draw:text-box>
            <text:p text:style-name="a1043" text:class-names="" text:cond-style-name=""><text:span text:style-name="a1041" text:class-names="">The Anointed of god (14:1-17)<text:s text:c="1"/></text:span><text:span text:style-name="a1042" text:class-names=""/></text:p>
          </draw:text-box>
          <svg:title/>
          <svg:desc/>
        </draw:frame>
        <draw:frame draw:id="id154" presentation:style-name="a1057" draw:name="Text Placeholder 2" svg:x="1.38in" svg:y="2in" svg:width="9.4in" svg:height="4.75868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<text:s text:c="1"/>David's fame (14:1-2, 17):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<text:s text:c="1"/>David's family (14:3-7):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David's foes (14:8-16):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title/>
          <svg:desc/>
        </draw:frame>
      </draw:page>
      <draw:page draw:name="Slide32" draw:style-name="a1058" draw:master-page-name="Master1-Layout1-title-Title-Slide" presentation:presentation-page-layout-name="Master1-PPL1" draw:id="Slide-287">
        <draw:frame draw:id="id155" presentation:style-name="a1062" draw:name="Title 1" svg:x="1.38in" svg:y="0.83in" svg:width="10.3in" svg:height="4.42in" presentation:class="title" presentation:placeholder="false">
          <draw:text-box>
            <text:p text:style-name="a1061" text:class-names="" text:cond-style-name=""><text:span text:style-name="a1059" text:class-names=""><text:s text:c="1"/>David's foes (14:8-16):<text:s text:c="1"/></text:span><text:span text:style-name="a1060" text:class-names=""/></text:p>
          </draw:text-box>
          <svg:title/>
          <svg:desc/>
        </draw:frame>
        <draw:frame draw:id="id156" presentation:style-name="a1067" draw:name="Subtitle 2" svg:x="1.38in" svg:y="5.25in" svg:width="10.3in" svg:height="1.85in" presentation:class="subtitle" presentation:placeholder="false">
          <draw:text-box>
            <text:p text:style-name="a1064" text:class-names="" text:cond-style-name=""><text:span text:style-name="a1063" text:class-names=""><text:s text:c="1"/>First occasion (14:8-12)<text:s text:c="1"/></text:span></text:p>
            <text:p text:style-name="a1066" text:class-names="" text:cond-style-name=""><text:span text:style-name="a1065" text:class-names=""/></text:p>
          </draw:text-box>
          <svg:title/>
          <svg:desc/>
        </draw:frame>
      </draw:page>
      <draw:page draw:name="Slide33" draw:style-name="a1068" draw:master-page-name="Master1-Layout13-tx-Title-and-Text" presentation:presentation-page-layout-name="Master1-PPL13" draw:id="Slide-288">
        <draw:frame draw:id="id157" presentation:style-name="a1072" draw:name="Title 1" svg:x="1.38in" svg:y="0.4in" svg:width="10.6in" svg:height="1.44965in" presentation:class="title" presentation:placeholder="false">
          <draw:text-box>
            <text:p text:style-name="a1071" text:class-names="" text:cond-style-name=""><text:span text:style-name="a1069" text:class-names=""><text:s text:c="1"/>First occasion (14:8-12)<text:s text:c="1"/></text:span><text:span text:style-name="a1070" text:class-names=""/></text:p>
          </draw:text-box>
          <svg:title/>
          <svg:desc/>
        </draw:frame>
        <draw:frame draw:id="id158" presentation:style-name="a1082" draw:name="Text Placeholder 2" svg:x="1.38in" svg:y="2in" svg:width="9.4in" svg:height="4.75868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3" text:class-names=""><text:s text:c="1"/>The assurance (14:8-10):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The action (14:11-12):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</draw:text-box>
          <svg:title/>
          <svg:desc/>
        </draw:frame>
      </draw:page>
      <draw:page draw:name="Slide34" draw:style-name="a1083" draw:master-page-name="Master1-Layout13-tx-Title-and-Text" presentation:presentation-page-layout-name="Master1-PPL13" draw:id="Slide-289">
        <draw:frame draw:id="id159" presentation:style-name="a1087" draw:name="Title 1" svg:x="1.38in" svg:y="0.4in" svg:width="10.6in" svg:height="1.44965in" presentation:class="title" presentation:placeholder="false">
          <draw:text-box>
            <text:p text:style-name="a1086" text:class-names="" text:cond-style-name=""><text:span text:style-name="a1084" text:class-names=""><text:s text:c="1"/>David's foes (14:8-16):<text:s text:c="1"/></text:span><text:span text:style-name="a1085" text:class-names=""/></text:p>
          </draw:text-box>
          <svg:title/>
          <svg:desc/>
        </draw:frame>
        <draw:frame draw:id="id160" presentation:style-name="a1097" draw:name="Text Placeholder 2" svg:x="1.38in" svg:y="2in" svg:width="9.4in" svg:height="4.75868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<text:s text:c="1"/>First occasion (14:8-12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s text:c="1"/>Second occasion (14:13-16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</draw:page>
      <draw:page draw:name="Slide35" draw:style-name="a1098" draw:master-page-name="Master1-Layout13-tx-Title-and-Text" presentation:presentation-page-layout-name="Master1-PPL13" draw:id="Slide-290">
        <draw:frame draw:id="id161" presentation:style-name="a1102" draw:name="Title 1" svg:x="1.38in" svg:y="0.4in" svg:width="10.6in" svg:height="1.44965in" presentation:class="title" presentation:placeholder="false">
          <draw:text-box>
            <text:p text:style-name="a1101" text:class-names="" text:cond-style-name=""><text:span text:style-name="a1099" text:class-names=""><text:s text:c="1"/>Second occasion (14:13-16)<text:s text:c="1"/></text:span><text:span text:style-name="a1100" text:class-names=""/></text:p>
          </draw:text-box>
          <svg:title/>
          <svg:desc/>
        </draw:frame>
        <draw:frame draw:id="id162" presentation:style-name="a1112" draw:name="Text Placeholder 2" svg:x="1.38in" svg:y="2in" svg:width="9.4in" svg:height="4.7586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<text:s text:c="1"/>The assurance (14:13-15):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<text:s text:c="1"/>The action (14:16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36" draw:style-name="a1113" draw:master-page-name="Master1-Layout13-tx-Title-and-Text" presentation:presentation-page-layout-name="Master1-PPL13" draw:id="Slide-291">
        <draw:frame draw:id="id163" presentation:style-name="a1117" draw:name="Title 1" svg:x="1.38in" svg:y="0.4in" svg:width="10.6in" svg:height="1.44965in" presentation:class="title" presentation:placeholder="false">
          <draw:text-box>
            <text:p text:style-name="a1116" text:class-names="" text:cond-style-name=""><text:span text:style-name="a1114" text:class-names=""><text:s text:c="1"/>David's foes (14:8-16):<text:s text:c="1"/></text:span><text:span text:style-name="a1115" text:class-names=""/></text:p>
          </draw:text-box>
          <svg:title/>
          <svg:desc/>
        </draw:frame>
        <draw:frame draw:id="id164" presentation:style-name="a1127" draw:name="Text Placeholder 2" svg:x="1.38in" svg:y="2in" svg:width="9.4in" svg:height="4.75868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<text:s text:c="1"/>First occasion (14:8-12)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s text:c="1"/>Second occasion (14:13-16)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</draw:page>
      <draw:page draw:name="Slide37" draw:style-name="a1128" draw:master-page-name="Master1-Layout13-tx-Title-and-Text" presentation:presentation-page-layout-name="Master1-PPL13" draw:id="Slide-292">
        <draw:frame draw:id="id165" presentation:style-name="a1132" draw:name="Title 1" svg:x="1.38in" svg:y="0.4in" svg:width="10.6in" svg:height="1.44965in" presentation:class="title" presentation:placeholder="false">
          <draw:text-box>
            <text:p text:style-name="a1131" text:class-names="" text:cond-style-name=""><text:span text:style-name="a1129" text:class-names="">The Anointed of god (14:1-17)<text:s text:c="1"/></text:span><text:span text:style-name="a1130" text:class-names=""/></text:p>
          </draw:text-box>
          <svg:title/>
          <svg:desc/>
        </draw:frame>
        <draw:frame draw:id="id166" presentation:style-name="a1145" draw:name="Text Placeholder 2" svg:x="1.38in" svg:y="2in" svg:width="9.4in" svg:height="4.75868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<text:s text:c="1"/>David's fame (14:1-2, 17):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<text:s text:c="1"/>David's family (14:3-7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<text:s text:c="1"/>David's foes (14:8-16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38" draw:style-name="a1146" draw:master-page-name="Master1-Layout13-tx-Title-and-Text" presentation:presentation-page-layout-name="Master1-PPL13" draw:id="Slide-293">
        <draw:frame draw:id="id167" presentation:style-name="a1150" draw:name="Title 1" svg:x="1.38in" svg:y="0.4in" svg:width="10.6in" svg:height="1.44965in" presentation:class="title" presentation:placeholder="false">
          <draw:text-box>
            <text:p text:style-name="a1149" text:class-names="" text:cond-style-name=""><text:span text:style-name="a1147" text:class-names="">1 Chronicles 14-15<text:s text:c="1"/></text:span><text:span text:style-name="a1148" text:class-names=""/></text:p>
          </draw:text-box>
          <svg:title/>
          <svg:desc/>
        </draw:frame>
        <draw:frame draw:id="id168" presentation:style-name="a1160" draw:name="Text Placeholder 2" svg:x="1.38in" svg:y="2in" svg:width="9.4in" svg:height="4.7586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The Anointed of god (14:1-17)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The ark of God (15:1-29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</draw:text-box>
          <svg:title/>
          <svg:desc/>
        </draw:frame>
      </draw:page>
      <draw:page draw:name="Slide39" draw:style-name="a1161" draw:master-page-name="Master1-Layout13-tx-Title-and-Text" presentation:presentation-page-layout-name="Master1-PPL13" draw:id="Slide-294">
        <draw:frame draw:id="id169" presentation:style-name="a1165" draw:name="Title 1" svg:x="1.38in" svg:y="0.4in" svg:width="10.6in" svg:height="1.44965in" presentation:class="title" presentation:placeholder="false">
          <draw:text-box>
            <text:p text:style-name="a1164" text:class-names="" text:cond-style-name=""><text:span text:style-name="a1162" text:class-names="">The ark of God (15:1-29):<text:s text:c="1"/></text:span><text:span text:style-name="a1163" text:class-names=""/></text:p>
          </draw:text-box>
          <svg:title/>
          <svg:desc/>
        </draw:frame>
        <draw:frame draw:id="id170" presentation:style-name="a1184" draw:name="Text Placeholder 2" svg:x="1.38in" svg:y="2in" svg:width="9.4in" svg:height="4.75868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6" text:class-names=""><text:s text:c="1"/>The qualification (15:1-10):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<text:s text:c="1"/>The sanctification (15:11-14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The transportation (15:15):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1"/>The celebration (15:16-28):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<text:s text:c="1"/>The condemnation (15:29):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</draw:text-box>
          <svg:title/>
          <svg:desc/>
        </draw:frame>
      </draw:page>
      <draw:page draw:name="Slide40" draw:style-name="a1185" draw:master-page-name="Master1-Layout13-tx-Title-and-Text" presentation:presentation-page-layout-name="Master1-PPL13" draw:id="Slide-295">
        <draw:frame draw:id="id171" presentation:style-name="a1189" draw:name="Title 1" svg:x="1.38in" svg:y="0.4in" svg:width="10.6in" svg:height="1.44965in" presentation:class="title" presentation:placeholder="false">
          <draw:text-box>
            <text:p text:style-name="a1188" text:class-names="" text:cond-style-name=""><text:span text:style-name="a1186" text:class-names="">1 Chronicles 14-15<text:s text:c="1"/></text:span><text:span text:style-name="a1187" text:class-names=""/></text:p>
          </draw:text-box>
          <svg:title/>
          <svg:desc/>
        </draw:frame>
        <draw:frame draw:id="id172" presentation:style-name="a1199" draw:name="Text Placeholder 2" svg:x="1.38in" svg:y="2in" svg:width="9.4in" svg:height="4.75868in" presentation:class="outline" presentation:placeholder="false">
          <draw:text-box>
            <text:list text:style-name="a1192">
              <text:list-item>
                <text:p text:style-name="a1191" text:class-names="" text:cond-style-name=""><text:span text:style-name="a1190" text:class-names="">The Anointed of god (14:1-17)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The ark of God (15:1-29):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</draw:page>
      <draw:page draw:name="Slide41" draw:style-name="a1200" draw:master-page-name="Master1-Layout1-title-Title-Slide" presentation:presentation-page-layout-name="Master1-PPL1" draw:id="Slide-296">
        <draw:frame draw:id="id173" presentation:style-name="a1204" draw:name="Title 1" svg:x="1.38in" svg:y="0.83in" svg:width="10.3in" svg:height="4.42in" presentation:class="title" presentation:placeholder="false">
          <draw:text-box>
            <text:p text:style-name="a1203" text:class-names="" text:cond-style-name=""><text:span text:style-name="a1201" text:class-names="">1 Chronicles 16-17<text:s text:c="1"/></text:span><text:span text:style-name="a1202" text:class-names=""/></text:p>
          </draw:text-box>
          <svg:title/>
          <svg:desc/>
        </draw:frame>
        <draw:frame draw:id="id174" presentation:style-name="a1209" draw:name="Subtitle 2" svg:x="1.38in" svg:y="5.25in" svg:width="10.3in" svg:height="1.85in" presentation:class="subtitle" presentation:placeholder="false">
          <draw:text-box>
            <text:p text:style-name="a1206" text:class-names="" text:cond-style-name=""><text:span text:style-name="a1205" text:class-names="">The Preface (16:1-6, 37-43)<text:s text:c="1"/></text:span></text:p>
            <text:p text:style-name="a1208" text:class-names="" text:cond-style-name=""><text:span text:style-name="a1207" text:class-names=""/></text:p>
          </draw:text-box>
          <svg:title/>
          <svg:desc/>
        </draw:frame>
      </draw:page>
      <draw:page draw:name="Slide42" draw:style-name="a1210" draw:master-page-name="Master1-Layout13-tx-Title-and-Text" presentation:presentation-page-layout-name="Master1-PPL13" draw:id="Slide-297">
        <draw:frame draw:id="id175" presentation:style-name="a1214" draw:name="Title 1" svg:x="1.38in" svg:y="0.4in" svg:width="10.6in" svg:height="1.44965in" presentation:class="title" presentation:placeholder="false">
          <draw:text-box>
            <text:p text:style-name="a1213" text:class-names="" text:cond-style-name=""><text:span text:style-name="a1211" text:class-names="">The Preface (16:1-6, 37-43)<text:s text:c="1"/></text:span><text:span text:style-name="a1212" text:class-names=""/></text:p>
          </draw:text-box>
          <svg:title/>
          <svg:desc/>
        </draw:frame>
        <draw:frame draw:id="id176" presentation:style-name="a1224" draw:name="Text Placeholder 2" svg:x="1.38in" svg:y="2in" svg:width="9.4in" svg:height="4.75868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<text:s text:c="1"/>David blesses the people (16:1-3):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1"/>David bestows responsibilities (16:4-6, 37-43):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</draw:page>
      <draw:page draw:name="Slide43" draw:style-name="a1225" draw:master-page-name="Master1-Layout13-tx-Title-and-Text" presentation:presentation-page-layout-name="Master1-PPL13" draw:id="Slide-298">
        <draw:frame draw:id="id177" presentation:style-name="a1229" draw:name="Title 1" svg:x="1.38in" svg:y="0.4in" svg:width="10.6in" svg:height="1.44965in" presentation:class="title" presentation:placeholder="false">
          <draw:text-box>
            <text:p text:style-name="a1228" text:class-names="" text:cond-style-name=""><text:span text:style-name="a1226" text:class-names="">1 Chronicles 16-17<text:s text:c="1"/></text:span><text:span text:style-name="a1227" text:class-names=""/></text:p>
          </draw:text-box>
          <svg:title/>
          <svg:desc/>
        </draw:frame>
        <draw:frame draw:id="id178" presentation:style-name="a1239" draw:name="Text Placeholder 2" svg:x="1.38in" svg:y="2in" svg:width="9.4in" svg:height="4.7586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The Preface (16:1-6, 37-43)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The Psalm of Praise (16:7-36):<text:s text:c="1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</draw:text-box>
          <svg:title/>
          <svg:desc/>
        </draw:frame>
      </draw:page>
      <draw:page draw:name="Slide44" draw:style-name="a1240" draw:master-page-name="Master1-Layout13-tx-Title-and-Text" presentation:presentation-page-layout-name="Master1-PPL13" draw:id="Slide-299">
        <draw:frame draw:id="id179" presentation:style-name="a1244" draw:name="Title 1" svg:x="1.38in" svg:y="0.4in" svg:width="10.6in" svg:height="1.44965in" presentation:class="title" presentation:placeholder="false">
          <draw:text-box>
            <text:p text:style-name="a1243" text:class-names="" text:cond-style-name=""><text:span text:style-name="a1241" text:class-names="">The Psalm of Praise (16:7-36):<text:s text:c="1"/></text:span><text:span text:style-name="a1242" text:class-names=""/></text:p>
          </draw:text-box>
          <svg:title/>
          <svg:desc/>
        </draw:frame>
        <draw:frame draw:id="id180" presentation:style-name="a1254" draw:name="Text Placeholder 2" svg:x="1.38in" svg:y="2in" svg:width="9.4in" svg:height="4.75868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<text:s text:c="1"/>The explanation (16:7-22):<text:s text:c="1"/>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<text:s text:c="1"/>The exhortation (16:23-36):<text:s text:c="1"/>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</draw:text-box>
          <svg:title/>
          <svg:desc/>
        </draw:frame>
      </draw:page>
      <draw:page draw:name="Slide45" draw:style-name="a1255" draw:master-page-name="Master1-Layout13-tx-Title-and-Text" presentation:presentation-page-layout-name="Master1-PPL13" draw:id="Slide-300">
        <draw:frame draw:id="id181" presentation:style-name="a1259" draw:name="Title 1" svg:x="1.38in" svg:y="0.4in" svg:width="10.6in" svg:height="1.44965in" presentation:class="title" presentation:placeholder="false">
          <draw:text-box>
            <text:p text:style-name="a1258" text:class-names="" text:cond-style-name=""><text:span text:style-name="a1256" text:class-names="">1 Chronicles 16-17<text:s text:c="1"/></text:span><text:span text:style-name="a1257" text:class-names=""/></text:p>
          </draw:text-box>
          <svg:title/>
          <svg:desc/>
        </draw:frame>
        <draw:frame draw:id="id182" presentation:style-name="a1272" draw:name="Text Placeholder 2" svg:x="1.38in" svg:y="2in" svg:width="9.4in" svg:height="4.75868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>The Preface (16:1-6, 37-43)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The Psalm of Praise (16:7-36):<text:s text:c="1"/>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The Prophecy of Nathan (17:1-15):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</draw:text-box>
          <svg:title/>
          <svg:desc/>
        </draw:frame>
      </draw:page>
      <draw:page draw:name="Slide46" draw:style-name="a1273" draw:master-page-name="Master1-Layout1-title-Title-Slide" presentation:presentation-page-layout-name="Master1-PPL1" draw:id="Slide-301">
        <draw:frame draw:id="id183" presentation:style-name="a1277" draw:name="Title 1" svg:x="1.38in" svg:y="0.83in" svg:width="10.3in" svg:height="4.42in" presentation:class="title" presentation:placeholder="false">
          <draw:text-box>
            <text:p text:style-name="a1276" text:class-names="" text:cond-style-name=""><text:span text:style-name="a1274" text:class-names="">The Prophecy of Nathan (17:1-15):<text:s text:c="1"/></text:span><text:span text:style-name="a1275" text:class-names=""/></text:p>
          </draw:text-box>
          <svg:title/>
          <svg:desc/>
        </draw:frame>
        <draw:frame draw:id="id184" presentation:style-name="a1282" draw:name="Subtitle 2" svg:x="1.38in" svg:y="5.25in" svg:width="10.3in" svg:height="1.85in" presentation:class="subtitle" presentation:placeholder="false">
          <draw:text-box>
            <text:p text:style-name="a1279" text:class-names="" text:cond-style-name=""><text:span text:style-name="a1278" text:class-names=""><text:s text:c="1"/>David plans to build a house for God (17:1-6)<text:s text:c="1"/></text:span></text:p>
            <text:p text:style-name="a1281" text:class-names="" text:cond-style-name=""><text:span text:style-name="a1280" text:class-names=""/></text:p>
          </draw:text-box>
          <svg:title/>
          <svg:desc/>
        </draw:frame>
      </draw:page>
      <draw:page draw:name="Slide47" draw:style-name="a1283" draw:master-page-name="Master1-Layout13-tx-Title-and-Text" presentation:presentation-page-layout-name="Master1-PPL13" draw:id="Slide-302">
        <draw:frame draw:id="id185" presentation:style-name="a1287" draw:name="Title 1" svg:x="1.38in" svg:y="0.4in" svg:width="10.6in" svg:height="1.44965in" presentation:class="title" presentation:placeholder="false">
          <draw:text-box>
            <text:p text:style-name="a1286" text:class-names="" text:cond-style-name=""><text:span text:style-name="a1284" text:class-names=""><text:s text:c="1"/>David plans to build a house for God (17:1-6)<text:s text:c="1"/></text:span><text:span text:style-name="a1285" text:class-names=""/></text:p>
          </draw:text-box>
          <svg:title/>
          <svg:desc/>
        </draw:frame>
        <draw:frame draw:id="id186" presentation:style-name="a1297" draw:name="Text Placeholder 2" svg:x="1.38in" svg:y="2in" svg:width="9.4in" svg:height="4.7586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><text:s text:c="1"/>The reason (17:1-2):<text:s text:c="1"/>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<text:s text:c="1"/>The rejection (17:3-6):<text:s text:c="1"/>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</draw:text-box>
          <svg:title/>
          <svg:desc/>
        </draw:frame>
      </draw:page>
      <draw:page draw:name="Slide48" draw:style-name="a1298" draw:master-page-name="Master1-Layout13-tx-Title-and-Text" presentation:presentation-page-layout-name="Master1-PPL13" draw:id="Slide-303">
        <draw:frame draw:id="id187" presentation:style-name="a1302" draw:name="Title 1" svg:x="1.38in" svg:y="0.4in" svg:width="10.6in" svg:height="1.44965in" presentation:class="title" presentation:placeholder="false">
          <draw:text-box>
            <text:p text:style-name="a1301" text:class-names="" text:cond-style-name=""><text:span text:style-name="a1299" text:class-names="">The Prophecy of Nathan (17:1-15):<text:s text:c="1"/></text:span><text:span text:style-name="a1300" text:class-names=""/></text:p>
          </draw:text-box>
          <svg:title/>
          <svg:desc/>
        </draw:frame>
        <draw:frame draw:id="id188" presentation:style-name="a1312" draw:name="Text Placeholder 2" svg:x="1.38in" svg:y="2in" svg:width="9.4in" svg:height="4.75868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3" text:class-names=""><text:s text:c="1"/>David plans to build a house for God (17:1-6)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The Lord promises to build a house for David (17:7-15)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</draw:text-box>
          <svg:title/>
          <svg:desc/>
        </draw:frame>
      </draw:page>
      <draw:page draw:name="Slide49" draw:style-name="a1313" draw:master-page-name="Master1-Layout13-tx-Title-and-Text" presentation:presentation-page-layout-name="Master1-PPL13" draw:id="Slide-304">
        <draw:frame draw:id="id189" presentation:style-name="a1317" draw:name="Title 1" svg:x="1.38in" svg:y="0.4in" svg:width="10.6in" svg:height="1.44965in" presentation:class="title" presentation:placeholder="false">
          <draw:text-box>
            <text:p text:style-name="a1316" text:class-names="" text:cond-style-name=""><text:span text:style-name="a1314" text:class-names=""><text:s text:c="1"/>The Lord promises to build a house for David (17:7-15)<text:s text:c="1"/></text:span><text:span text:style-name="a1315" text:class-names=""/></text:p>
          </draw:text-box>
          <svg:title/>
          <svg:desc/>
        </draw:frame>
        <draw:frame draw:id="id190" presentation:style-name="a1330" draw:name="Text Placeholder 2" svg:x="1.38in" svg:y="2in" svg:width="9.4in" svg:height="4.75868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<text:s text:c="1"/>David's past blessings (17:7-8):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David's present blessings (17:9)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David's future blessings (17:10-15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</draw:text-box>
          <svg:title/>
          <svg:desc/>
        </draw:frame>
      </draw:page>
      <draw:page draw:name="Slide50" draw:style-name="a1331" draw:master-page-name="Master1-Layout13-tx-Title-and-Text" presentation:presentation-page-layout-name="Master1-PPL13" draw:id="Slide-305">
        <draw:frame draw:id="id191" presentation:style-name="a1335" draw:name="Title 1" svg:x="1.38in" svg:y="0.4in" svg:width="10.6in" svg:height="1.44965in" presentation:class="title" presentation:placeholder="false">
          <draw:text-box>
            <text:p text:style-name="a1334" text:class-names="" text:cond-style-name=""><text:span text:style-name="a1332" text:class-names="">The Prophecy of Nathan (17:1-15):<text:s text:c="1"/></text:span><text:span text:style-name="a1333" text:class-names=""/></text:p>
          </draw:text-box>
          <svg:title/>
          <svg:desc/>
        </draw:frame>
        <draw:frame draw:id="id192" presentation:style-name="a1345" draw:name="Text Placeholder 2" svg:x="1.38in" svg:y="2in" svg:width="9.4in" svg:height="4.75868in" presentation:class="outline" presentation:placeholder="false">
          <draw:text-box>
            <text:list text:style-name="a1338">
              <text:list-item>
                <text:p text:style-name="a1337" text:class-names="" text:cond-style-name=""><text:span text:style-name="a1336" text:class-names=""><text:s text:c="1"/>David plans to build a house for God (17:1-6)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<text:s text:c="1"/>The Lord promises to build a house for David (17:7-15)<text:s text:c="1"/>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</draw:page>
      <draw:page draw:name="Slide51" draw:style-name="a1346" draw:master-page-name="Master1-Layout13-tx-Title-and-Text" presentation:presentation-page-layout-name="Master1-PPL13" draw:id="Slide-306">
        <draw:frame draw:id="id193" presentation:style-name="a1350" draw:name="Title 1" svg:x="1.38in" svg:y="0.4in" svg:width="10.6in" svg:height="1.44965in" presentation:class="title" presentation:placeholder="false">
          <draw:text-box>
            <text:p text:style-name="a1349" text:class-names="" text:cond-style-name=""><text:span text:style-name="a1347" text:class-names="">1 Chronicles 16-17<text:s text:c="1"/></text:span><text:span text:style-name="a1348" text:class-names=""/></text:p>
          </draw:text-box>
          <svg:title/>
          <svg:desc/>
        </draw:frame>
        <draw:frame draw:id="id194" presentation:style-name="a1366" draw:name="Text Placeholder 2" svg:x="1.38in" svg:y="2in" svg:width="9.4in" svg:height="4.75868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The Preface (16:1-6, 37-43)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The Psalm of Praise (16:7-36):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The Prophecy of Nathan (17:1-15):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The Prayer of David (17:16-27):<text:s text:c="1"/>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</draw:text-box>
          <svg:title/>
          <svg:desc/>
        </draw:frame>
      </draw:page>
      <draw:page draw:name="Slide52" draw:style-name="a1367" draw:master-page-name="Master1-Layout1-title-Title-Slide" presentation:presentation-page-layout-name="Master1-PPL1" draw:id="Slide-307">
        <draw:frame draw:id="id195" presentation:style-name="a1371" draw:name="Title 1" svg:x="1.38in" svg:y="0.83in" svg:width="10.3in" svg:height="4.42in" presentation:class="title" presentation:placeholder="false">
          <draw:text-box>
            <text:p text:style-name="a1370" text:class-names="" text:cond-style-name=""><text:span text:style-name="a1368" text:class-names="">1 Chronicles 18-21<text:s text:c="1"/></text:span><text:span text:style-name="a1369" text:class-names=""/></text:p>
          </draw:text-box>
          <svg:title/>
          <svg:desc/>
        </draw:frame>
        <draw:frame draw:id="id196" presentation:style-name="a1376" draw:name="Subtitle 2" svg:x="1.38in" svg:y="5.25in" svg:width="10.3in" svg:height="1.85in" presentation:class="subtitle" presentation:placeholder="false">
          <draw:text-box>
            <text:p text:style-name="a1373" text:class-names="" text:cond-style-name=""><text:span text:style-name="a1372" text:class-names="">The Campaigns of David (18:1-20:8)<text:s text:c="1"/></text:span></text:p>
            <text:p text:style-name="a1375" text:class-names="" text:cond-style-name=""><text:span text:style-name="a1374" text:class-names=""/></text:p>
          </draw:text-box>
          <svg:title/>
          <svg:desc/>
        </draw:frame>
      </draw:page>
      <draw:page draw:name="Slide53" draw:style-name="a1377" draw:master-page-name="Master1-Layout13-tx-Title-and-Text" presentation:presentation-page-layout-name="Master1-PPL13" draw:id="Slide-308">
        <draw:frame draw:id="id197" presentation:style-name="a1381" draw:name="Title 1" svg:x="1.38in" svg:y="0.4in" svg:width="10.6in" svg:height="1.44965in" presentation:class="title" presentation:placeholder="false">
          <draw:text-box>
            <text:p text:style-name="a1380" text:class-names="" text:cond-style-name=""><text:span text:style-name="a1378" text:class-names="">The Campaigns of David (18:1-20:8)<text:s text:c="1"/></text:span><text:span text:style-name="a1379" text:class-names=""/></text:p>
          </draw:text-box>
          <svg:title/>
          <svg:desc/>
        </draw:frame>
        <draw:frame draw:id="id198" presentation:style-name="a1400" draw:name="Text Placeholder 2" svg:x="1.38in" svg:y="2in" svg:width="9.4in" svg:height="4.75868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<text:s text:c="1"/>Against the Moabites (18:2):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<text:s text:c="1"/>Against the king of Zobah (18:3-4):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<text:s text:c="1"/>Against the Arameans (18:5-11):<text:s text:c="1"/>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<text:s text:c="1"/>Against the Edomites (18:12-13):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"/>Against the Ammonites (19:1-20:3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</draw:text-box>
          <svg:title/>
          <svg:desc/>
        </draw:frame>
      </draw:page>
      <draw:page draw:name="Slide54" draw:style-name="a1401" draw:master-page-name="Master1-Layout1-title-Title-Slide" presentation:presentation-page-layout-name="Master1-PPL1" draw:id="Slide-309">
        <draw:frame draw:id="id199" presentation:style-name="a1405" draw:name="Title 1" svg:x="1.38in" svg:y="0.83in" svg:width="10.3in" svg:height="4.42in" presentation:class="title" presentation:placeholder="false">
          <draw:text-box>
            <text:p text:style-name="a1404" text:class-names="" text:cond-style-name=""><text:span text:style-name="a1402" text:class-names=""><text:s text:c="1"/>Against the Ammonites (19:1-20:3)<text:s text:c="1"/></text:span><text:span text:style-name="a1403" text:class-names=""/></text:p>
          </draw:text-box>
          <svg:title/>
          <svg:desc/>
        </draw:frame>
        <draw:frame draw:id="id200" presentation:style-name="a1410" draw:name="Subtitle 2" svg:x="1.38in" svg:y="5.25in" svg:width="10.3in" svg:height="1.85in" presentation:class="subtitle" presentation:placeholder="false">
          <draw:text-box>
            <text:p text:style-name="a1407" text:class-names="" text:cond-style-name=""><text:span text:style-name="a1406" text:class-names=""><text:s text:c="1"/>David the diplomat (19:1-5)<text:s text:c="1"/></text:span></text:p>
            <text:p text:style-name="a1409" text:class-names="" text:cond-style-name=""><text:span text:style-name="a1408" text:class-names=""/></text:p>
          </draw:text-box>
          <svg:title/>
          <svg:desc/>
        </draw:frame>
      </draw:page>
      <draw:page draw:name="Slide55" draw:style-name="a1411" draw:master-page-name="Master1-Layout13-tx-Title-and-Text" presentation:presentation-page-layout-name="Master1-PPL13" draw:id="Slide-310">
        <draw:frame draw:id="id201" presentation:style-name="a1415" draw:name="Title 1" svg:x="1.38in" svg:y="0.4in" svg:width="10.6in" svg:height="1.44965in" presentation:class="title" presentation:placeholder="false">
          <draw:text-box>
            <text:p text:style-name="a1414" text:class-names="" text:cond-style-name=""><text:span text:style-name="a1412" text:class-names=""><text:s text:c="1"/>David the diplomat (19:1-5)<text:s text:c="1"/></text:span><text:span text:style-name="a1413" text:class-names=""/></text:p>
          </draw:text-box>
          <svg:title/>
          <svg:desc/>
        </draw:frame>
        <draw:frame draw:id="id202" presentation:style-name="a1425" draw:name="Text Placeholder 2" svg:x="1.38in" svg:y="2in" svg:width="9.4in" svg:height="4.75868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><text:s text:c="1"/>The sympathy (19:1-2):<text:s text:c="1"/>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<text:s text:c="1"/>The shame (19:3-5):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</draw:text-box>
          <svg:title/>
          <svg:desc/>
        </draw:frame>
      </draw:page>
      <draw:page draw:name="Slide56" draw:style-name="a1426" draw:master-page-name="Master1-Layout13-tx-Title-and-Text" presentation:presentation-page-layout-name="Master1-PPL13" draw:id="Slide-311">
        <draw:frame draw:id="id203" presentation:style-name="a1430" draw:name="Title 1" svg:x="1.38in" svg:y="0.4in" svg:width="10.6in" svg:height="1.44965in" presentation:class="title" presentation:placeholder="false">
          <draw:text-box>
            <text:p text:style-name="a1429" text:class-names="" text:cond-style-name=""><text:span text:style-name="a1427" text:class-names=""><text:s text:c="1"/>Against the Ammonites (19:1-20:3)<text:s text:c="1"/></text:span><text:span text:style-name="a1428" text:class-names=""/></text:p>
          </draw:text-box>
          <svg:title/>
          <svg:desc/>
        </draw:frame>
        <draw:frame draw:id="id204" presentation:style-name="a1440" draw:name="Text Placeholder 2" svg:x="1.38in" svg:y="2in" svg:width="9.4in" svg:height="4.75868in" presentation:class="outline" presentation:placeholder="false">
          <draw:text-box>
            <text:list text:style-name="a1433">
              <text:list-item>
                <text:p text:style-name="a1432" text:class-names="" text:cond-style-name=""><text:span text:style-name="a1431" text:class-names=""><text:s text:c="1"/>David the diplomat (19:1-5)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<text:s text:c="1"/>David the destroyer (19:6-20:3)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</draw:page>
      <draw:page draw:name="Slide57" draw:style-name="a1441" draw:master-page-name="Master1-Layout13-tx-Title-and-Text" presentation:presentation-page-layout-name="Master1-PPL13" draw:id="Slide-312">
        <draw:frame draw:id="id205" presentation:style-name="a1445" draw:name="Title 1" svg:x="1.38in" svg:y="0.4in" svg:width="10.6in" svg:height="1.44965in" presentation:class="title" presentation:placeholder="false">
          <draw:text-box>
            <text:p text:style-name="a1444" text:class-names="" text:cond-style-name=""><text:span text:style-name="a1442" text:class-names=""><text:s text:c="1"/>David the destroyer (19:6-20:3)<text:s text:c="1"/></text:span><text:span text:style-name="a1443" text:class-names=""/></text:p>
          </draw:text-box>
          <svg:title/>
          <svg:desc/>
        </draw:frame>
        <draw:frame draw:id="id206" presentation:style-name="a1455" draw:name="Text Placeholder 2" svg:x="1.38in" svg:y="2in" svg:width="9.4in" svg:height="4.75868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6" text:class-names=""><text:s text:c="1"/>David's anger (19:6-17):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<text:s text:c="1"/>David's attacks (19:17-20:3):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draw:page draw:name="Slide58" draw:style-name="a1456" draw:master-page-name="Master1-Layout13-tx-Title-and-Text" presentation:presentation-page-layout-name="Master1-PPL13" draw:id="Slide-313">
        <draw:frame draw:id="id207" presentation:style-name="a1460" draw:name="Title 1" svg:x="1.38in" svg:y="0.4in" svg:width="10.6in" svg:height="1.44965in" presentation:class="title" presentation:placeholder="false">
          <draw:text-box>
            <text:p text:style-name="a1459" text:class-names="" text:cond-style-name=""><text:span text:style-name="a1457" text:class-names=""><text:s text:c="1"/>Against the Ammonites (19:1-20:3)<text:s text:c="1"/></text:span><text:span text:style-name="a1458" text:class-names=""/></text:p>
          </draw:text-box>
          <svg:title/>
          <svg:desc/>
        </draw:frame>
        <draw:frame draw:id="id208" presentation:style-name="a1470" draw:name="Text Placeholder 2" svg:x="1.38in" svg:y="2in" svg:width="9.4in" svg:height="4.75868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<text:s text:c="1"/>David the diplomat (19:1-5)<text:s text:c="1"/>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<text:s text:c="1"/>David the destroyer (19:6-20:3)<text:s text:c="1"/>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</draw:text-box>
          <svg:title/>
          <svg:desc/>
        </draw:frame>
      </draw:page>
      <draw:page draw:name="Slide59" draw:style-name="a1471" draw:master-page-name="Master1-Layout13-tx-Title-and-Text" presentation:presentation-page-layout-name="Master1-PPL13" draw:id="Slide-314">
        <draw:frame draw:id="id209" presentation:style-name="a1475" draw:name="Title 1" svg:x="1.38in" svg:y="0.4in" svg:width="10.6in" svg:height="1.44965in" presentation:class="title" presentation:placeholder="false">
          <draw:text-box>
            <text:p text:style-name="a1474" text:class-names="" text:cond-style-name=""><text:span text:style-name="a1472" text:class-names="">The Campaigns of David (18:1-20:8)<text:s text:c="1"/></text:span><text:span text:style-name="a1473" text:class-names=""/></text:p>
          </draw:text-box>
          <svg:title/>
          <svg:desc/>
        </draw:frame>
        <draw:frame draw:id="id210" presentation:style-name="a1497" draw:name="Text Placeholder 2" svg:x="1.38in" svg:y="2in" svg:width="9.4in" svg:height="4.75868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<text:s text:c="1"/>Against the Moabites (18:2):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<text:s text:c="1"/>Against the king of Zobah (18:3-4):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<text:s text:c="1"/>Against the Arameans (18:5-11):<text:s text:c="1"/>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<text:s text:c="1"/>Against the Edomites (18:12-13):<text:s text:c="1"/>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<text:s text:c="1"/>Against the Ammonites (19:1-20:3)<text:s text:c="1"/>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<text:s text:c="1"/>Against the Philistines (18:1; 20:4-8)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</draw:text-box>
          <svg:title/>
          <svg:desc/>
        </draw:frame>
      </draw:page>
      <draw:page draw:name="Slide60" draw:style-name="a1498" draw:master-page-name="Master1-Layout13-tx-Title-and-Text" presentation:presentation-page-layout-name="Master1-PPL13" draw:id="Slide-315">
        <draw:frame draw:id="id211" presentation:style-name="a1502" draw:name="Title 1" svg:x="1.38in" svg:y="0.4in" svg:width="10.6in" svg:height="1.44965in" presentation:class="title" presentation:placeholder="false">
          <draw:text-box>
            <text:p text:style-name="a1501" text:class-names="" text:cond-style-name=""><text:span text:style-name="a1499" text:class-names=""><text:s text:c="1"/>Against the Philistines (18:1; 20:4-8)<text:s text:c="1"/></text:span><text:span text:style-name="a1500" text:class-names=""/></text:p>
          </draw:text-box>
          <svg:title/>
          <svg:desc/>
        </draw:frame>
        <draw:frame draw:id="id212" presentation:style-name="a1512" draw:name="Text Placeholder 2" svg:x="1.38in" svg:y="2in" svg:width="9.4in" svg:height="4.75868in" presentation:class="outline" presentation:placeholder="false">
          <draw:text-box>
            <text:list text:style-name="a1505">
              <text:list-item>
                <text:p text:style-name="a1504" text:class-names="" text:cond-style-name=""><text:span text:style-name="a1503" text:class-names=""><text:s text:c="1"/>First battle (18:1):<text:s text:c="1"/>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<text:s text:c="1"/>Other battles (20:4-8):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</draw:text-box>
          <svg:title/>
          <svg:desc/>
        </draw:frame>
      </draw:page>
      <draw:page draw:name="Slide61" draw:style-name="a1513" draw:master-page-name="Master1-Layout13-tx-Title-and-Text" presentation:presentation-page-layout-name="Master1-PPL13" draw:id="Slide-316">
        <draw:frame draw:id="id213" presentation:style-name="a1517" draw:name="Title 1" svg:x="1.38in" svg:y="0.4in" svg:width="10.6in" svg:height="1.44965in" presentation:class="title" presentation:placeholder="false">
          <draw:text-box>
            <text:p text:style-name="a1516" text:class-names="" text:cond-style-name=""><text:span text:style-name="a1514" text:class-names="">The Campaigns of David (18:1-20:8)<text:s text:c="1"/></text:span><text:span text:style-name="a1515" text:class-names=""/></text:p>
          </draw:text-box>
          <svg:title/>
          <svg:desc/>
        </draw:frame>
        <draw:frame draw:id="id214" presentation:style-name="a1539" draw:name="Text Placeholder 2" svg:x="1.38in" svg:y="2in" svg:width="9.4in" svg:height="4.75868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8" text:class-names=""><text:s text:c="1"/>Against the Moabites (18:2):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<text:s text:c="1"/>Against the king of Zobah (18:3-4):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<text:s text:c="1"/>Against the Arameans (18:5-11):<text:s text:c="1"/>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<text:s text:c="1"/>Against the Edomites (18:12-13):<text:s text:c="1"/>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<text:s text:c="1"/>Against the Ammonites (19:1-20:3)<text:s text:c="1"/>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><text:s text:c="1"/>Against the Philistines (18:1; 20:4-8)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</draw:text-box>
          <svg:title/>
          <svg:desc/>
        </draw:frame>
      </draw:page>
      <draw:page draw:name="Slide62" draw:style-name="a1540" draw:master-page-name="Master1-Layout13-tx-Title-and-Text" presentation:presentation-page-layout-name="Master1-PPL13" draw:id="Slide-317">
        <draw:frame draw:id="id215" presentation:style-name="a1544" draw:name="Title 1" svg:x="1.38in" svg:y="0.4in" svg:width="10.6in" svg:height="1.44965in" presentation:class="title" presentation:placeholder="false">
          <draw:text-box>
            <text:p text:style-name="a1543" text:class-names="" text:cond-style-name=""><text:span text:style-name="a1541" text:class-names="">1 Chronicles 18-21<text:s text:c="1"/></text:span><text:span text:style-name="a1542" text:class-names=""/></text:p>
          </draw:text-box>
          <svg:title/>
          <svg:desc/>
        </draw:frame>
        <draw:frame draw:id="id216" presentation:style-name="a1557" draw:name="Text Placeholder 2" svg:x="1.38in" svg:y="2in" svg:width="9.4in" svg:height="4.75868in" presentation:class="outline" presentation:placeholder="false">
          <draw:text-box>
            <text:list text:style-name="a1547">
              <text:list-item>
                <text:p text:style-name="a1546" text:class-names="" text:cond-style-name=""><text:span text:style-name="a1545" text:class-names="">The Campaigns of David (18:1-20:8)<text:s text:c="1"/>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The Court of David (18:14-17):<text:s text:c="1"/>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THE CENSUS OF DAVID (21:1-30)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</draw:text-box>
          <svg:title/>
          <svg:desc/>
        </draw:frame>
      </draw:page>
      <draw:page draw:name="Slide63" draw:style-name="a1558" draw:master-page-name="Master1-Layout12-twoColTx-Title-and-2-Column-Text" presentation:presentation-page-layout-name="Master1-PPL12" draw:id="Slide-318">
        <draw:frame draw:id="id217" presentation:style-name="a1562" draw:name="Title 1" svg:x="1.38in" svg:y="0.4in" svg:width="10.6in" svg:height="1.44965in" presentation:class="title" presentation:placeholder="false">
          <draw:text-box>
            <text:p text:style-name="a1561" text:class-names="" text:cond-style-name=""><text:span text:style-name="a1559" text:class-names="">THE CENSUS OF DAVID (21:1-30)<text:s text:c="1"/></text:span><text:span text:style-name="a1560" text:class-names=""/></text:p>
          </draw:text-box>
          <svg:title/>
          <svg:desc/>
        </draw:frame>
        <draw:frame draw:id="id218" presentation:style-name="a1575" draw:name="Text Placeholder 2" svg:x="1.38021in" svg:y="2in" svg:width="4.61632in" svg:height="4.75868in" presentation:class="outline" presentation:placeholder="false">
          <draw:text-box>
            <text:list text:style-name="a1565">
              <text:list-item>
                <text:p text:style-name="a1564" text:class-names="" text:cond-style-name=""><text:span text:style-name="a1563" text:class-names=""><text:s text:c="1"/>The prompting (21:1-2):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<text:s text:c="1"/>The protest (21:3-6):<text:s text:c="1"/>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><text:s text:c="1"/>The problem (21:7):<text:s text:c="1"/>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</draw:text-box>
          <svg:title/>
          <svg:desc/>
        </draw:frame>
        <draw:frame draw:id="id219" presentation:style-name="a1591" draw:name="Text Placeholder 3" svg:x="6.16319in" svg:y="2in" svg:width="4.61632in" svg:height="4.75868in" presentation:class="outline" presentation:placeholder="false">
          <draw:text-box>
            <text:list text:style-name="a1578">
              <text:list-item>
                <text:p text:style-name="a1577" text:class-names="" text:cond-style-name=""><text:span text:style-name="a1576" text:class-names=""><text:s text:c="1"/>The pleading (21:8-13):<text:s text:c="1"/>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<text:s text:c="1"/>The punishment (21:14):<text:s text:c="1"/>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<text:s text:c="1"/>The pardon (21:15-17):<text:s text:c="1"/>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<text:s text:c="1"/>The purchase (21:18-30):<text:s text:c="1"/>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</draw:text-box>
          <svg:title/>
          <svg:desc/>
        </draw:frame>
      </draw:page>
      <draw:page draw:name="Slide64" draw:style-name="a1592" draw:master-page-name="Master1-Layout13-tx-Title-and-Text" presentation:presentation-page-layout-name="Master1-PPL13" draw:id="Slide-319">
        <draw:frame draw:id="id220" presentation:style-name="a1596" draw:name="Title 1" svg:x="1.38in" svg:y="0.4in" svg:width="10.6in" svg:height="1.44965in" presentation:class="title" presentation:placeholder="false">
          <draw:text-box>
            <text:p text:style-name="a1595" text:class-names="" text:cond-style-name=""><text:span text:style-name="a1593" text:class-names="">1 Chronicles 18-21<text:s text:c="1"/></text:span><text:span text:style-name="a1594" text:class-names=""/></text:p>
          </draw:text-box>
          <svg:title/>
          <svg:desc/>
        </draw:frame>
        <draw:frame draw:id="id221" presentation:style-name="a1609" draw:name="Text Placeholder 2" svg:x="1.38in" svg:y="2in" svg:width="9.4in" svg:height="4.75868in" presentation:class="outline" presentation:placeholder="false">
          <draw:text-box>
            <text:list text:style-name="a1599">
              <text:list-item>
                <text:p text:style-name="a1598" text:class-names="" text:cond-style-name=""><text:span text:style-name="a1597" text:class-names="">The Campaigns of David (18:1-20:8)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The Court of David (18:14-17):<text:s text:c="1"/>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THE CENSUS OF DAVID (21:1-30)<text:s text:c="1"/>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/></text:p>
              </text:list-item>
            </text:list>
          </draw:text-box>
          <svg:title/>
          <svg:desc/>
        </draw:frame>
      </draw:page>
      <draw:page draw:name="Slide65" draw:style-name="a1610" draw:master-page-name="Master1-Layout1-title-Title-Slide" presentation:presentation-page-layout-name="Master1-PPL1" draw:id="Slide-320">
        <draw:frame draw:id="id222" presentation:style-name="a1614" draw:name="Title 1" svg:x="1.38in" svg:y="0.83in" svg:width="10.3in" svg:height="4.42in" presentation:class="title" presentation:placeholder="false">
          <draw:text-box>
            <text:p text:style-name="a1613" text:class-names="" text:cond-style-name=""><text:span text:style-name="a1611" text:class-names="">1 Chronicles 22-27<text:s text:c="1"/></text:span><text:span text:style-name="a1612" text:class-names=""/></text:p>
          </draw:text-box>
          <svg:title/>
          <svg:desc/>
        </draw:frame>
        <draw:frame draw:id="id223" presentation:style-name="a1619" draw:name="Subtitle 2" svg:x="1.38in" svg:y="5.25in" svg:width="10.3in" svg:height="1.85in" presentation:class="subtitle" presentation:placeholder="false">
          <draw:text-box>
            <text:p text:style-name="a1616" text:class-names="" text:cond-style-name=""><text:span text:style-name="a1615" text:class-names="">David's Preparations (22:1-19):<text:s text:c="1"/></text:span></text:p>
            <text:p text:style-name="a1618" text:class-names="" text:cond-style-name=""><text:span text:style-name="a1617" text:class-names=""/></text:p>
          </draw:text-box>
          <svg:title/>
          <svg:desc/>
        </draw:frame>
      </draw:page>
      <draw:page draw:name="Slide66" draw:style-name="a1620" draw:master-page-name="Master1-Layout13-tx-Title-and-Text" presentation:presentation-page-layout-name="Master1-PPL13" draw:id="Slide-321">
        <draw:frame draw:id="id224" presentation:style-name="a1624" draw:name="Title 1" svg:x="1.38in" svg:y="0.4in" svg:width="10.6in" svg:height="1.44965in" presentation:class="title" presentation:placeholder="false">
          <draw:text-box>
            <text:p text:style-name="a1623" text:class-names="" text:cond-style-name=""><text:span text:style-name="a1621" text:class-names="">David's Preparations (22:1-19):<text:s text:c="1"/></text:span><text:span text:style-name="a1622" text:class-names=""/></text:p>
          </draw:text-box>
          <svg:title/>
          <svg:desc/>
        </draw:frame>
        <draw:frame draw:id="id225" presentation:style-name="a1634" draw:name="Text Placeholder 2" svg:x="1.38in" svg:y="2in" svg:width="9.4in" svg:height="4.75868in" presentation:class="outline" presentation:placeholder="false">
          <draw:text-box>
            <text:list text:style-name="a1627">
              <text:list-item>
                <text:p text:style-name="a1626" text:class-names="" text:cond-style-name=""><text:span text:style-name="a1625" text:class-names=""><text:s text:c="1"/>The collection (22:1-5):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<text:s text:c="1"/>The charge (22:6-19):<text:s text:c="1"/>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/></text:p>
              </text:list-item>
            </text:list>
          </draw:text-box>
          <svg:title/>
          <svg:desc/>
        </draw:frame>
      </draw:page>
      <draw:page draw:name="Slide67" draw:style-name="a1635" draw:master-page-name="Master1-Layout1-title-Title-Slide" presentation:presentation-page-layout-name="Master1-PPL1" draw:id="Slide-322">
        <draw:frame draw:id="id226" presentation:style-name="a1639" draw:name="Title 1" svg:x="1.38in" svg:y="0.83in" svg:width="10.3in" svg:height="4.42in" presentation:class="title" presentation:placeholder="false">
          <draw:text-box>
            <text:p text:style-name="a1638" text:class-names="" text:cond-style-name=""><text:span text:style-name="a1636" text:class-names=""><text:s text:c="1"/>The charge (22:6-19):<text:s text:c="1"/></text:span><text:span text:style-name="a1637" text:class-names=""/></text:p>
          </draw:text-box>
          <svg:title/>
          <svg:desc/>
        </draw:frame>
        <draw:frame draw:id="id227" presentation:style-name="a1644" draw:name="Subtitle 2" svg:x="1.38in" svg:y="5.25in" svg:width="10.3in" svg:height="1.85in" presentation:class="subtitle" presentation:placeholder="false">
          <draw:text-box>
            <text:p text:style-name="a1641" text:class-names="" text:cond-style-name=""><text:span text:style-name="a1640" text:class-names=""><text:s text:c="1"/>To Solomon (22:6-16)<text:s text:c="1"/></text:span></text:p>
            <text:p text:style-name="a1643" text:class-names="" text:cond-style-name=""><text:span text:style-name="a1642" text:class-names=""/></text:p>
          </draw:text-box>
          <svg:title/>
          <svg:desc/>
        </draw:frame>
      </draw:page>
      <draw:page draw:name="Slide68" draw:style-name="a1645" draw:master-page-name="Master1-Layout13-tx-Title-and-Text" presentation:presentation-page-layout-name="Master1-PPL13" draw:id="Slide-323">
        <draw:frame draw:id="id228" presentation:style-name="a1649" draw:name="Title 1" svg:x="1.38in" svg:y="0.4in" svg:width="10.6in" svg:height="1.44965in" presentation:class="title" presentation:placeholder="false">
          <draw:text-box>
            <text:p text:style-name="a1648" text:class-names="" text:cond-style-name=""><text:span text:style-name="a1646" text:class-names=""><text:s text:c="1"/>To Solomon (22:6-16)<text:s text:c="1"/></text:span><text:span text:style-name="a1647" text:class-names=""/></text:p>
          </draw:text-box>
          <svg:title/>
          <svg:desc/>
        </draw:frame>
        <draw:frame draw:id="id229" presentation:style-name="a1659" draw:name="Text Placeholder 2" svg:x="1.38in" svg:y="2in" svg:width="9.4in" svg:height="4.75868in" presentation:class="outline" presentation:placeholder="false">
          <draw:text-box>
            <text:list text:style-name="a1652">
              <text:list-item>
                <text:p text:style-name="a1651" text:class-names="" text:cond-style-name=""><text:span text:style-name="a1650" text:class-names=""><text:s text:c="1"/>The explanation (22:6-10):<text:s text:c="1"/>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<text:s text:c="1"/>The exhortation (22:11-16):<text:s text:c="1"/>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</draw:text-box>
          <svg:title/>
          <svg:desc/>
        </draw:frame>
      </draw:page>
      <draw:page draw:name="Slide69" draw:style-name="a1660" draw:master-page-name="Master1-Layout13-tx-Title-and-Text" presentation:presentation-page-layout-name="Master1-PPL13" draw:id="Slide-324">
        <draw:frame draw:id="id230" presentation:style-name="a1664" draw:name="Title 1" svg:x="1.38in" svg:y="0.4in" svg:width="10.6in" svg:height="1.44965in" presentation:class="title" presentation:placeholder="false">
          <draw:text-box>
            <text:p text:style-name="a1663" text:class-names="" text:cond-style-name=""><text:span text:style-name="a1661" text:class-names=""><text:s text:c="1"/>The charge (22:6-19):<text:s text:c="1"/></text:span><text:span text:style-name="a1662" text:class-names=""/></text:p>
          </draw:text-box>
          <svg:title/>
          <svg:desc/>
        </draw:frame>
        <draw:frame draw:id="id231" presentation:style-name="a1674" draw:name="Text Placeholder 2" svg:x="1.38in" svg:y="2in" svg:width="9.4in" svg:height="4.75868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<text:s text:c="1"/>To Solomon (22:6-16)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<text:s text:c="1"/>To Israel's leaders (22:17-19):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</draw:page>
      <draw:page draw:name="Slide70" draw:style-name="a1675" draw:master-page-name="Master1-Layout13-tx-Title-and-Text" presentation:presentation-page-layout-name="Master1-PPL13" draw:id="Slide-325">
        <draw:frame draw:id="id232" presentation:style-name="a1679" draw:name="Title 1" svg:x="1.38in" svg:y="0.4in" svg:width="10.6in" svg:height="1.44965in" presentation:class="title" presentation:placeholder="false">
          <draw:text-box>
            <text:p text:style-name="a1678" text:class-names="" text:cond-style-name=""><text:span text:style-name="a1676" text:class-names="">David's Preparations (22:1-19):<text:s text:c="1"/></text:span><text:span text:style-name="a1677" text:class-names=""/></text:p>
          </draw:text-box>
          <svg:title/>
          <svg:desc/>
        </draw:frame>
        <draw:frame draw:id="id233" presentation:style-name="a1689" draw:name="Text Placeholder 2" svg:x="1.38in" svg:y="2in" svg:width="9.4in" svg:height="4.75868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<text:s text:c="1"/>The collection (22:1-5):<text:s text:c="1"/>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<text:s text:c="1"/>The charge (22:6-19):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/></text:p>
              </text:list-item>
            </text:list>
          </draw:text-box>
          <svg:title/>
          <svg:desc/>
        </draw:frame>
      </draw:page>
      <draw:page draw:name="Slide71" draw:style-name="a1690" draw:master-page-name="Master1-Layout13-tx-Title-and-Text" presentation:presentation-page-layout-name="Master1-PPL13" draw:id="Slide-326">
        <draw:frame draw:id="id234" presentation:style-name="a1694" draw:name="Title 1" svg:x="1.38in" svg:y="0.4in" svg:width="10.6in" svg:height="1.44965in" presentation:class="title" presentation:placeholder="false">
          <draw:text-box>
            <text:p text:style-name="a1693" text:class-names="" text:cond-style-name=""><text:span text:style-name="a1691" text:class-names="">1 Chronicles 22-27<text:s text:c="1"/></text:span><text:span text:style-name="a1692" text:class-names=""/></text:p>
          </draw:text-box>
          <svg:title/>
          <svg:desc/>
        </draw:frame>
        <draw:frame draw:id="id235" presentation:style-name="a1704" draw:name="Text Placeholder 2" svg:x="1.38in" svg:y="2in" svg:width="9.4in" svg:height="4.75868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David's Preparations (22:1-19):<text:s text:c="1"/>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David's Personnel (23:1-27:34):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/></text:p>
              </text:list-item>
            </text:list>
          </draw:text-box>
          <svg:title/>
          <svg:desc/>
        </draw:frame>
      </draw:page>
      <draw:page draw:name="Slide72" draw:style-name="a1705" draw:master-page-name="Master1-Layout1-title-Title-Slide" presentation:presentation-page-layout-name="Master1-PPL1" draw:id="Slide-327">
        <draw:frame draw:id="id236" presentation:style-name="a1709" draw:name="Title 1" svg:x="1.38in" svg:y="0.83in" svg:width="10.3in" svg:height="4.42in" presentation:class="title" presentation:placeholder="false">
          <draw:text-box>
            <text:p text:style-name="a1708" text:class-names="" text:cond-style-name=""><text:span text:style-name="a1706" text:class-names="">David's Personnel (23:1-27:34):<text:s text:c="1"/></text:span><text:span text:style-name="a1707" text:class-names=""/></text:p>
          </draw:text-box>
          <svg:title/>
          <svg:desc/>
        </draw:frame>
        <draw:frame draw:id="id237" presentation:style-name="a1714" draw:name="Subtitle 2" svg:x="1.38in" svg:y="5.25in" svg:width="10.3in" svg:height="1.85in" presentation:class="subtitle" presentation:placeholder="false">
          <draw:text-box>
            <text:p text:style-name="a1711" text:class-names="" text:cond-style-name=""><text:span text:style-name="a1710" text:class-names=""><text:s text:c="1"/>The Levites (23:1-32; 24:20-31; 25:1-26:32)<text:s text:c="1"/></text:span></text:p>
            <text:p text:style-name="a1713" text:class-names="" text:cond-style-name=""><text:span text:style-name="a1712" text:class-names=""/></text:p>
          </draw:text-box>
          <svg:title/>
          <svg:desc/>
        </draw:frame>
      </draw:page>
      <draw:page draw:name="Slide73" draw:style-name="a1715" draw:master-page-name="Master1-Layout13-tx-Title-and-Text" presentation:presentation-page-layout-name="Master1-PPL13" draw:id="Slide-328">
        <draw:frame draw:id="id238" presentation:style-name="a1719" draw:name="Title 1" svg:x="1.38in" svg:y="0.4in" svg:width="10.6in" svg:height="1.44965in" presentation:class="title" presentation:placeholder="false">
          <draw:text-box>
            <text:p text:style-name="a1718" text:class-names="" text:cond-style-name=""><text:span text:style-name="a1716" text:class-names=""><text:s text:c="1"/>The Levites (23:1-32; 24:20-31; 25:1-26:32)<text:s text:c="1"/></text:span><text:span text:style-name="a1717" text:class-names=""/></text:p>
          </draw:text-box>
          <svg:title/>
          <svg:desc/>
        </draw:frame>
        <draw:frame draw:id="id239" presentation:style-name="a1729" draw:name="Text Placeholder 2" svg:x="1.38in" svg:y="2in" svg:width="9.4in" svg:height="4.75868in" presentation:class="outline" presentation:placeholder="false">
          <draw:text-box>
            <text:list text:style-name="a1722">
              <text:list-item>
                <text:p text:style-name="a1721" text:class-names="" text:cond-style-name=""><text:span text:style-name="a1720" text:class-names=""><text:s text:c="1"/>The counting (23:1-3):<text:s text:c="1"/>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<text:s text:c="1"/>The categorizing (23:6-23; 24:20-31):<text:s text:c="1"/>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/></text:p>
              </text:list-item>
            </text:list>
          </draw:text-box>
          <svg:title/>
          <svg:desc/>
        </draw:frame>
      </draw:page>
      <draw:page draw:name="Slide74" draw:style-name="a1730" draw:master-page-name="Master1-Layout13-tx-Title-and-Text" presentation:presentation-page-layout-name="Master1-PPL13" draw:id="Slide-329">
        <draw:frame draw:id="id240" presentation:style-name="a1734" draw:name="Title 1" svg:x="1.38in" svg:y="0.4in" svg:width="10.6in" svg:height="1.44965in" presentation:class="title" presentation:placeholder="false">
          <draw:text-box>
            <text:p text:style-name="a1733" text:class-names="" text:cond-style-name=""><text:span text:style-name="a1731" text:class-names=""><text:s text:c="1"/>The categorizing (23:6-23; 24:20-31):<text:s text:c="1"/></text:span><text:span text:style-name="a1732" text:class-names=""/></text:p>
          </draw:text-box>
          <svg:title/>
          <svg:desc/>
        </draw:frame>
        <draw:frame draw:id="id241" presentation:style-name="a1747" draw:name="Text Placeholder 2" svg:x="1.38in" svg:y="2in" svg:width="9.4in" svg:height="4.75868in" presentation:class="outline" presentation:placeholder="false">
          <draw:text-box>
            <text:list text:style-name="a1737">
              <text:list-item>
                <text:p text:style-name="a1736" text:class-names="" text:cond-style-name=""><text:span text:style-name="a1735" text:class-names=""><text:s text:c="1"/>The Gershonites (23:7-11)<text:s text:c="1"/>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<text:s text:c="1"/>The Kohathites (23:12-20)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s text:c="1"/>The Merarites (23:21-23)<text:s text:c="1"/>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</draw:text-box>
          <svg:title/>
          <svg:desc/>
        </draw:frame>
      </draw:page>
      <draw:page draw:name="Slide75" draw:style-name="a1748" draw:master-page-name="Master1-Layout13-tx-Title-and-Text" presentation:presentation-page-layout-name="Master1-PPL13" draw:id="Slide-330">
        <draw:frame draw:id="id242" presentation:style-name="a1752" draw:name="Title 1" svg:x="1.38in" svg:y="0.4in" svg:width="10.6in" svg:height="1.44965in" presentation:class="title" presentation:placeholder="false">
          <draw:text-box>
            <text:p text:style-name="a1751" text:class-names="" text:cond-style-name=""><text:span text:style-name="a1749" text:class-names=""><text:s text:c="1"/>The Levites (23:1-32; 24:20-31; 25:1-26:32)<text:s text:c="1"/></text:span><text:span text:style-name="a1750" text:class-names=""/></text:p>
          </draw:text-box>
          <svg:title/>
          <svg:desc/>
        </draw:frame>
        <draw:frame draw:id="id243" presentation:style-name="a1765" draw:name="Text Placeholder 2" svg:x="1.38in" svg:y="2in" svg:width="9.4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<text:s text:c="1"/>The counting (23:1-3):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<text:s text:c="1"/>The categorizing (23:6-23; 24:20-31):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<text:s text:c="1"/>The commissioning (23:4-5, 24-32; 25:1-26:32):<text:s text:c="1"/>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/></text:p>
              </text:list-item>
            </text:list>
          </draw:text-box>
          <svg:title/>
          <svg:desc/>
        </draw:frame>
      </draw:page>
      <draw:page draw:name="Slide76" draw:style-name="a1766" draw:master-page-name="Master1-Layout13-tx-Title-and-Text" presentation:presentation-page-layout-name="Master1-PPL13" draw:id="Slide-331">
        <draw:frame draw:id="id244" presentation:style-name="a1770" draw:name="Title 1" svg:x="1.38in" svg:y="0.4in" svg:width="10.6in" svg:height="1.44965in" presentation:class="title" presentation:placeholder="false">
          <draw:text-box>
            <text:p text:style-name="a1769" text:class-names="" text:cond-style-name=""><text:span text:style-name="a1767" text:class-names=""><text:s text:c="1"/>The commissioning (23:4-5, 24-32; 25:1-26:32):<text:s text:c="1"/></text:span><text:span text:style-name="a1768" text:class-names=""/></text:p>
          </draw:text-box>
          <svg:title/>
          <svg:desc/>
        </draw:frame>
        <draw:frame draw:id="id245" presentation:style-name="a1783" draw:name="Text Placeholder 2" svg:x="1.38in" svg:y="2in" svg:width="9.4in" svg:height="4.75868in" presentation:class="outline" presentation:placeholder="false">
          <draw:text-box>
            <text:list text:style-name="a1773">
              <text:list-item>
                <text:p text:style-name="a1772" text:class-names="" text:cond-style-name=""><text:span text:style-name="a1771" text:class-names=""><text:s text:c="1"/>The musicians (25:1-31):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<text:s text:c="1"/>The gatekeepers (26:1-19):<text:s text:c="1"/>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<text:s text:c="1"/>The treasurers and other officials (26:20-32):<text:s text:c="1"/>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/></text:p>
              </text:list-item>
            </text:list>
          </draw:text-box>
          <svg:title/>
          <svg:desc/>
        </draw:frame>
      </draw:page>
      <draw:page draw:name="Slide77" draw:style-name="a1784" draw:master-page-name="Master1-Layout13-tx-Title-and-Text" presentation:presentation-page-layout-name="Master1-PPL13" draw:id="Slide-332">
        <draw:frame draw:id="id246" presentation:style-name="a1788" draw:name="Title 1" svg:x="1.38in" svg:y="0.4in" svg:width="10.6in" svg:height="1.44965in" presentation:class="title" presentation:placeholder="false">
          <draw:text-box>
            <text:p text:style-name="a1787" text:class-names="" text:cond-style-name=""><text:span text:style-name="a1785" text:class-names=""><text:s text:c="1"/>The Levites (23:1-32; 24:20-31; 25:1-26:32)<text:s text:c="1"/></text:span><text:span text:style-name="a1786" text:class-names=""/></text:p>
          </draw:text-box>
          <svg:title/>
          <svg:desc/>
        </draw:frame>
        <draw:frame draw:id="id247" presentation:style-name="a1801" draw:name="Text Placeholder 2" svg:x="1.38in" svg:y="2in" svg:width="9.4in" svg:height="4.75868in" presentation:class="outline" presentation:placeholder="false">
          <draw:text-box>
            <text:list text:style-name="a1791">
              <text:list-item>
                <text:p text:style-name="a1790" text:class-names="" text:cond-style-name=""><text:span text:style-name="a1789" text:class-names=""><text:s text:c="1"/>The counting (23:1-3):<text:s text:c="1"/>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><text:s text:c="1"/>The categorizing (23:6-23; 24:20-31):<text:s text:c="1"/>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><text:s text:c="1"/>The commissioning (23:4-5, 24-32; 25:1-26:32):<text:s text:c="1"/>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/></text:p>
              </text:list-item>
            </text:list>
          </draw:text-box>
          <svg:title/>
          <svg:desc/>
        </draw:frame>
      </draw:page>
      <draw:page draw:name="Slide78" draw:style-name="a1802" draw:master-page-name="Master1-Layout13-tx-Title-and-Text" presentation:presentation-page-layout-name="Master1-PPL13" draw:id="Slide-333">
        <draw:frame draw:id="id248" presentation:style-name="a1806" draw:name="Title 1" svg:x="1.38in" svg:y="0.4in" svg:width="10.6in" svg:height="1.44965in" presentation:class="title" presentation:placeholder="false">
          <draw:text-box>
            <text:p text:style-name="a1805" text:class-names="" text:cond-style-name=""><text:span text:style-name="a1803" text:class-names="">David's Personnel (23:1-27:34):<text:s text:c="1"/></text:span><text:span text:style-name="a1804" text:class-names=""/></text:p>
          </draw:text-box>
          <svg:title/>
          <svg:desc/>
        </draw:frame>
        <draw:frame draw:id="id249" presentation:style-name="a1822" draw:name="Text Placeholder 2" svg:x="1.38in" svg:y="2in" svg:width="9.4in" svg:height="4.75868in" presentation:class="outline" presentation:placeholder="false">
          <draw:text-box>
            <text:list text:style-name="a1809">
              <text:list-item>
                <text:p text:style-name="a1808" text:class-names="" text:cond-style-name=""><text:span text:style-name="a1807" text:class-names=""><text:s text:c="1"/>The Levites (23:1-32; 24:20-31; 25:1-26:32)<text:s text:c="1"/></text:span></text:p>
              </text:list-item>
            </text:list>
            <text:list text:style-name="a1812">
              <text:list-item>
                <text:p text:style-name="a1811" text:class-names="" text:cond-style-name=""><text:span text:style-name="a1810" text:class-names=""><text:s text:c="1"/>The priests (24:1-19):<text:s text:c="1"/></text:span></text:p>
              </text:list-item>
            </text:list>
            <text:list text:style-name="a1815">
              <text:list-item>
                <text:p text:style-name="a1814" text:class-names="" text:cond-style-name=""><text:span text:style-name="a1813" text:class-names=""><text:s text:c="1"/>The military (27:1-15):<text:s text:c="1"/>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6" text:class-names=""><text:s text:c="1"/>The officials (27:16-34):<text:s text:c="1"/>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/></text:p>
              </text:list-item>
            </text:list>
          </draw:text-box>
          <svg:title/>
          <svg:desc/>
        </draw:frame>
      </draw:page>
      <draw:page draw:name="Slide79" draw:style-name="a1823" draw:master-page-name="Master1-Layout13-tx-Title-and-Text" presentation:presentation-page-layout-name="Master1-PPL13" draw:id="Slide-334">
        <draw:frame draw:id="id250" presentation:style-name="a1827" draw:name="Title 1" svg:x="1.38in" svg:y="0.4in" svg:width="10.6in" svg:height="1.44965in" presentation:class="title" presentation:placeholder="false">
          <draw:text-box>
            <text:p text:style-name="a1826" text:class-names="" text:cond-style-name=""><text:span text:style-name="a1824" text:class-names="">1 Chronicles 22-27<text:s text:c="1"/></text:span><text:span text:style-name="a1825" text:class-names=""/></text:p>
          </draw:text-box>
          <svg:title/>
          <svg:desc/>
        </draw:frame>
        <draw:frame draw:id="id251" presentation:style-name="a1837" draw:name="Text Placeholder 2" svg:x="1.38in" svg:y="2in" svg:width="9.4in" svg:height="4.75868in" presentation:class="outline" presentation:placeholder="false">
          <draw:text-box>
            <text:list text:style-name="a1830">
              <text:list-item>
                <text:p text:style-name="a1829" text:class-names="" text:cond-style-name=""><text:span text:style-name="a1828" text:class-names="">David's Preparations (22:1-19):<text:s text:c="1"/></text:span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>David's Personnel (23:1-27:34):<text:s text:c="1"/>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/></text:p>
              </text:list-item>
            </text:list>
          </draw:text-box>
          <svg:title/>
          <svg:desc/>
        </draw:frame>
      </draw:page>
      <draw:page draw:name="Slide80" draw:style-name="a1838" draw:master-page-name="Master1-Layout1-title-Title-Slide" presentation:presentation-page-layout-name="Master1-PPL1" draw:id="Slide-335">
        <draw:frame draw:id="id252" presentation:style-name="a1842" draw:name="Title 1" svg:x="1.38in" svg:y="0.83in" svg:width="10.3in" svg:height="4.42in" presentation:class="title" presentation:placeholder="false">
          <draw:text-box>
            <text:p text:style-name="a1841" text:class-names="" text:cond-style-name=""><text:span text:style-name="a1839" text:class-names="">1 Chronicles 28-29<text:s text:c="1"/></text:span><text:span text:style-name="a1840" text:class-names=""/></text:p>
          </draw:text-box>
          <svg:title/>
          <svg:desc/>
        </draw:frame>
        <draw:frame draw:id="id253" presentation:style-name="a1847" draw:name="Subtitle 2" svg:x="1.38in" svg:y="5.25in" svg:width="10.3in" svg:height="1.85in" presentation:class="subtitle" presentation:placeholder="false">
          <draw:text-box>
            <text:p text:style-name="a1844" text:class-names="" text:cond-style-name=""><text:span text:style-name="a1843" text:class-names="">The Final Days of David (28:1-29:20, 26-30):<text:s text:c="1"/></text:span></text:p>
            <text:p text:style-name="a1846" text:class-names="" text:cond-style-name=""><text:span text:style-name="a1845" text:class-names=""/></text:p>
          </draw:text-box>
          <svg:title/>
          <svg:desc/>
        </draw:frame>
      </draw:page>
      <draw:page draw:name="Slide81" draw:style-name="a1848" draw:master-page-name="Master1-Layout13-tx-Title-and-Text" presentation:presentation-page-layout-name="Master1-PPL13" draw:id="Slide-336">
        <draw:frame draw:id="id254" presentation:style-name="a1852" draw:name="Title 1" svg:x="1.38in" svg:y="0.4in" svg:width="10.6in" svg:height="1.44965in" presentation:class="title" presentation:placeholder="false">
          <draw:text-box>
            <text:p text:style-name="a1851" text:class-names="" text:cond-style-name=""><text:span text:style-name="a1849" text:class-names="">The Final Days of David (28:1-29:20, 26-30):<text:s text:c="1"/></text:span><text:span text:style-name="a1850" text:class-names=""/></text:p>
          </draw:text-box>
          <svg:title/>
          <svg:desc/>
        </draw:frame>
        <draw:frame draw:id="id255" presentation:style-name="a1865" draw:name="Text Placeholder 2" svg:x="1.38in" svg:y="2in" svg:width="9.4in" svg:height="4.75868in" presentation:class="outline" presentation:placeholder="false">
          <draw:text-box>
            <text:list text:style-name="a1855">
              <text:list-item>
                <text:p text:style-name="a1854" text:class-names="" text:cond-style-name=""><text:span text:style-name="a1853" text:class-names=""><text:s text:c="1"/>The clarification (28:1-7):<text:s text:c="1"/></text:span></text:p>
              </text:list-item>
            </text:list>
            <text:list text:style-name="a1858">
              <text:list-item>
                <text:p text:style-name="a1857" text:class-names="" text:cond-style-name=""><text:span text:style-name="a1856" text:class-names=""><text:s text:c="1"/>The challenge (28:8-10):<text:s text:c="1"/>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><text:s text:c="1"/>The contributions (28:11-29:9):<text:s text:c="1"/></text:span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/></text:p>
              </text:list-item>
            </text:list>
          </draw:text-box>
          <svg:title/>
          <svg:desc/>
        </draw:frame>
      </draw:page>
      <draw:page draw:name="Slide82" draw:style-name="a1866" draw:master-page-name="Master1-Layout13-tx-Title-and-Text" presentation:presentation-page-layout-name="Master1-PPL13" draw:id="Slide-337">
        <draw:frame draw:id="id256" presentation:style-name="a1870" draw:name="Title 1" svg:x="1.38in" svg:y="0.4in" svg:width="10.6in" svg:height="1.44965in" presentation:class="title" presentation:placeholder="false">
          <draw:text-box>
            <text:p text:style-name="a1869" text:class-names="" text:cond-style-name=""><text:span text:style-name="a1867" text:class-names=""><text:s text:c="1"/>The contributions (28:11-29:9):<text:s text:c="1"/></text:span><text:span text:style-name="a1868" text:class-names=""/></text:p>
          </draw:text-box>
          <svg:title/>
          <svg:desc/>
        </draw:frame>
        <draw:frame draw:id="id257" presentation:style-name="a1880" draw:name="Text Placeholder 2" svg:x="1.38in" svg:y="2in" svg:width="9.4in" svg:height="4.75868in" presentation:class="outline" presentation:placeholder="false">
          <draw:text-box>
            <text:list text:style-name="a1873">
              <text:list-item>
                <text:p text:style-name="a1872" text:class-names="" text:cond-style-name=""><text:span text:style-name="a1871" text:class-names=""><text:s text:c="1"/>The details (28:11-21):<text:s text:c="1"/>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<text:s text:c="1"/>The donations (29:1-9)<text:s text:c="1"/>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/></text:p>
              </text:list-item>
            </text:list>
          </draw:text-box>
          <svg:title/>
          <svg:desc/>
        </draw:frame>
      </draw:page>
      <draw:page draw:name="Slide83" draw:style-name="a1881" draw:master-page-name="Master1-Layout13-tx-Title-and-Text" presentation:presentation-page-layout-name="Master1-PPL13" draw:id="Slide-338">
        <draw:frame draw:id="id258" presentation:style-name="a1885" draw:name="Title 1" svg:x="1.38in" svg:y="0.4in" svg:width="10.6in" svg:height="1.44965in" presentation:class="title" presentation:placeholder="false">
          <draw:text-box>
            <text:p text:style-name="a1884" text:class-names="" text:cond-style-name=""><text:span text:style-name="a1882" text:class-names=""><text:s text:c="1"/>The donations (29:1-9)<text:s text:c="1"/></text:span><text:span text:style-name="a1883" text:class-names=""/></text:p>
          </draw:text-box>
          <svg:title/>
          <svg:desc/>
        </draw:frame>
        <draw:frame draw:id="id259" presentation:style-name="a1895" draw:name="Text Placeholder 2" svg:x="1.38in" svg:y="2in" svg:width="9.4in" svg:height="4.75868in" presentation:class="outline" presentation:placeholder="false">
          <draw:text-box>
            <text:list text:style-name="a1888">
              <text:list-item>
                <text:p text:style-name="a1887" text:class-names="" text:cond-style-name=""><text:span text:style-name="a1886" text:class-names=""><text:s text:c="1"/>From David (29:1-5):<text:s text:c="1"/>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<text:s text:c="1"/>From the people (29:6-9):<text:s text:c="1"/>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</draw:text-box>
          <svg:title/>
          <svg:desc/>
        </draw:frame>
      </draw:page>
      <draw:page draw:name="Slide84" draw:style-name="a1896" draw:master-page-name="Master1-Layout13-tx-Title-and-Text" presentation:presentation-page-layout-name="Master1-PPL13" draw:id="Slide-339">
        <draw:frame draw:id="id260" presentation:style-name="a1900" draw:name="Title 1" svg:x="1.38in" svg:y="0.4in" svg:width="10.6in" svg:height="1.44965in" presentation:class="title" presentation:placeholder="false">
          <draw:text-box>
            <text:p text:style-name="a1899" text:class-names="" text:cond-style-name=""><text:span text:style-name="a1897" text:class-names=""><text:s text:c="1"/>The contributions (28:11-29:9):<text:s text:c="1"/></text:span><text:span text:style-name="a1898" text:class-names=""/></text:p>
          </draw:text-box>
          <svg:title/>
          <svg:desc/>
        </draw:frame>
        <draw:frame draw:id="id261" presentation:style-name="a1913" draw:name="Text Placeholder 2" svg:x="1.38in" svg:y="2in" svg:width="9.4in" svg:height="4.75868in" presentation:class="outline" presentation:placeholder="false">
          <draw:text-box>
            <text:list text:style-name="a1903">
              <text:list-item>
                <text:p text:style-name="a1902" text:class-names="" text:cond-style-name=""><text:span text:style-name="a1901" text:class-names=""><text:s text:c="1"/>The details (28:11-21):<text:s text:c="1"/>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<text:s text:c="1"/>The donations (29:1-9)<text:s text:c="1"/>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<text:s text:c="1"/>The consecration (29:10-20):<text:s text:c="1"/>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/></text:p>
              </text:list-item>
            </text:list>
          </draw:text-box>
          <svg:title/>
          <svg:desc/>
        </draw:frame>
      </draw:page>
      <draw:page draw:name="Slide85" draw:style-name="a1914" draw:master-page-name="Master1-Layout1-title-Title-Slide" presentation:presentation-page-layout-name="Master1-PPL1" draw:id="Slide-340">
        <draw:frame draw:id="id262" presentation:style-name="a1918" draw:name="Title 1" svg:x="1.38in" svg:y="0.83in" svg:width="10.3in" svg:height="4.42in" presentation:class="title" presentation:placeholder="false">
          <draw:text-box>
            <text:p text:style-name="a1917" text:class-names="" text:cond-style-name=""><text:span text:style-name="a1915" text:class-names=""><text:s text:c="1"/>The consecration (29:10-20):<text:s text:c="1"/></text:span><text:span text:style-name="a1916" text:class-names=""/></text:p>
          </draw:text-box>
          <svg:title/>
          <svg:desc/>
        </draw:frame>
        <draw:frame draw:id="id263" presentation:style-name="a1923" draw:name="Subtitle 2" svg:x="1.38in" svg:y="5.25in" svg:width="10.3in" svg:height="1.85in" presentation:class="subtitle" presentation:placeholder="false">
          <draw:text-box>
            <text:p text:style-name="a1920" text:class-names="" text:cond-style-name=""><text:span text:style-name="a1919" text:class-names=""><text:s text:c="1"/>David praises the Lord (29:10-18).<text:s text:c="1"/></text:span></text:p>
            <text:p text:style-name="a1922" text:class-names="" text:cond-style-name=""><text:span text:style-name="a1921" text:class-names=""/></text:p>
          </draw:text-box>
          <svg:title/>
          <svg:desc/>
        </draw:frame>
      </draw:page>
      <draw:page draw:name="Slide86" draw:style-name="a1924" draw:master-page-name="Master1-Layout13-tx-Title-and-Text" presentation:presentation-page-layout-name="Master1-PPL13" draw:id="Slide-341">
        <draw:frame draw:id="id264" presentation:style-name="a1928" draw:name="Title 1" svg:x="1.38in" svg:y="0.4in" svg:width="10.6in" svg:height="1.44965in" presentation:class="title" presentation:placeholder="false">
          <draw:text-box>
            <text:p text:style-name="a1927" text:class-names="" text:cond-style-name=""><text:span text:style-name="a1925" text:class-names=""><text:s text:c="1"/>David praises the Lord (29:10-18).<text:s text:c="1"/></text:span><text:span text:style-name="a1926" text:class-names=""/></text:p>
          </draw:text-box>
          <svg:title/>
          <svg:desc/>
        </draw:frame>
        <draw:frame draw:id="id265" presentation:style-name="a1938" draw:name="Text Placeholder 2" svg:x="1.38in" svg:y="2in" svg:width="9.4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<text:s text:c="1"/>He testifies to God's glory (29:10-13).<text:s text:c="1"/>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<text:s text:c="1"/>He testifies to God's grace (29:14-18).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/></text:p>
              </text:list-item>
            </text:list>
          </draw:text-box>
          <svg:title/>
          <svg:desc/>
        </draw:frame>
      </draw:page>
      <draw:page draw:name="Slide87" draw:style-name="a1939" draw:master-page-name="Master1-Layout13-tx-Title-and-Text" presentation:presentation-page-layout-name="Master1-PPL13" draw:id="Slide-342">
        <draw:frame draw:id="id266" presentation:style-name="a1943" draw:name="Title 1" svg:x="1.38in" svg:y="0.4in" svg:width="10.6in" svg:height="1.44965in" presentation:class="title" presentation:placeholder="false">
          <draw:text-box>
            <text:p text:style-name="a1942" text:class-names="" text:cond-style-name=""><text:span text:style-name="a1940" text:class-names=""><text:s text:c="1"/>The consecration (29:10-20):<text:s text:c="1"/></text:span><text:span text:style-name="a1941" text:class-names=""/></text:p>
          </draw:text-box>
          <svg:title/>
          <svg:desc/>
        </draw:frame>
        <draw:frame draw:id="id267" presentation:style-name="a1953" draw:name="Text Placeholder 2" svg:x="1.38in" svg:y="2in" svg:width="9.4in" svg:height="4.75868in" presentation:class="outline" presentation:placeholder="false">
          <draw:text-box>
            <text:list text:style-name="a1946">
              <text:list-item>
                <text:p text:style-name="a1945" text:class-names="" text:cond-style-name=""><text:span text:style-name="a1944" text:class-names=""><text:s text:c="1"/>David praises the Lord (29:10-18).<text:s text:c="1"/>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<text:s text:c="1"/>David petitions the Lord (29:19-20):<text:s text:c="1"/>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/></text:p>
              </text:list-item>
            </text:list>
          </draw:text-box>
          <svg:title/>
          <svg:desc/>
        </draw:frame>
      </draw:page>
      <draw:page draw:name="Slide88" draw:style-name="a1954" draw:master-page-name="Master1-Layout13-tx-Title-and-Text" presentation:presentation-page-layout-name="Master1-PPL13" draw:id="Slide-343">
        <draw:frame draw:id="id268" presentation:style-name="a1958" draw:name="Title 1" svg:x="1.38in" svg:y="0.4in" svg:width="10.6in" svg:height="1.44965in" presentation:class="title" presentation:placeholder="false">
          <draw:text-box>
            <text:p text:style-name="a1957" text:class-names="" text:cond-style-name=""><text:span text:style-name="a1955" text:class-names=""><text:s text:c="1"/>The contributions (28:11-29:9):<text:s text:c="1"/></text:span><text:span text:style-name="a1956" text:class-names=""/></text:p>
          </draw:text-box>
          <svg:title/>
          <svg:desc/>
        </draw:frame>
        <draw:frame draw:id="id269" presentation:style-name="a1974" draw:name="Text Placeholder 2" svg:x="1.38in" svg:y="2in" svg:width="9.4in" svg:height="4.75868in" presentation:class="outline" presentation:placeholder="false">
          <draw:text-box>
            <text:list text:style-name="a1961">
              <text:list-item>
                <text:p text:style-name="a1960" text:class-names="" text:cond-style-name=""><text:span text:style-name="a1959" text:class-names=""><text:s text:c="1"/>The details (28:11-21):<text:s text:c="1"/>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<text:s text:c="1"/>The donations (29:1-9)<text:s text:c="1"/>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><text:s text:c="1"/>The consecration (29:10-20):<text:s text:c="1"/>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><text:s text:c="1"/>The conclusion (29:26-30):<text:s text:c="1"/>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/></text:p>
              </text:list-item>
            </text:list>
          </draw:text-box>
          <svg:title/>
          <svg:desc/>
        </draw:frame>
      </draw:page>
      <draw:page draw:name="Slide89" draw:style-name="a1975" draw:master-page-name="Master1-Layout13-tx-Title-and-Text" presentation:presentation-page-layout-name="Master1-PPL13" draw:id="Slide-344">
        <draw:frame draw:id="id270" presentation:style-name="a1979" draw:name="Title 1" svg:x="1.38in" svg:y="0.4in" svg:width="10.6in" svg:height="1.44965in" presentation:class="title" presentation:placeholder="false">
          <draw:text-box>
            <text:p text:style-name="a1978" text:class-names="" text:cond-style-name=""><text:span text:style-name="a1976" text:class-names="">The Final Days of David (28:1-29:20, 26-30):<text:s text:c="1"/></text:span><text:span text:style-name="a1977" text:class-names=""/></text:p>
          </draw:text-box>
          <svg:title/>
          <svg:desc/>
        </draw:frame>
        <draw:frame draw:id="id271" presentation:style-name="a1992" draw:name="Text Placeholder 2" svg:x="1.38in" svg:y="2in" svg:width="9.4in" svg:height="4.75868in" presentation:class="outline" presentation:placeholder="false">
          <draw:text-box>
            <text:list text:style-name="a1982">
              <text:list-item>
                <text:p text:style-name="a1981" text:class-names="" text:cond-style-name=""><text:span text:style-name="a1980" text:class-names=""><text:s text:c="1"/>The clarification (28:1-7):<text:s text:c="1"/>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><text:s text:c="1"/>The challenge (28:8-10):<text:s text:c="1"/></text:span></text:p>
              </text:list-item>
            </text:list>
            <text:list text:style-name="a1988">
              <text:list-item>
                <text:p text:style-name="a1987" text:class-names="" text:cond-style-name=""><text:span text:style-name="a1986" text:class-names=""><text:s text:c="1"/>The contributions (28:11-29:9):<text:s text:c="1"/>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/></text:p>
              </text:list-item>
            </text:list>
          </draw:text-box>
          <svg:title/>
          <svg:desc/>
        </draw:frame>
      </draw:page>
      <draw:page draw:name="Slide90" draw:style-name="a1993" draw:master-page-name="Master1-Layout13-tx-Title-and-Text" presentation:presentation-page-layout-name="Master1-PPL13" draw:id="Slide-345">
        <draw:frame draw:id="id272" presentation:style-name="a1997" draw:name="Title 1" svg:x="1.38in" svg:y="0.4in" svg:width="10.6in" svg:height="1.44965in" presentation:class="title" presentation:placeholder="false">
          <draw:text-box>
            <text:p text:style-name="a1996" text:class-names="" text:cond-style-name=""><text:span text:style-name="a1994" text:class-names="">1 Chronicles 28-29<text:s text:c="1"/></text:span><text:span text:style-name="a1995" text:class-names=""/></text:p>
          </draw:text-box>
          <svg:title/>
          <svg:desc/>
        </draw:frame>
        <draw:frame draw:id="id273" presentation:style-name="a2007" draw:name="Text Placeholder 2" svg:x="1.38in" svg:y="2in" svg:width="9.4in" svg:height="4.75868in" presentation:class="outline" presentation:placeholder="false">
          <draw:text-box>
            <text:list text:style-name="a2000">
              <text:list-item>
                <text:p text:style-name="a1999" text:class-names="" text:cond-style-name=""><text:span text:style-name="a1998" text:class-names="">The Final Days of David (28:1-29:20, 26-30):<text:s text:c="1"/>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>The First Days of Solomon (29:21-25):<text:s text:c="1"/></text:span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/></text:p>
              </text:list-item>
            </text:list>
          </draw:text-box>
          <svg:title/>
          <svg:desc/>
        </draw:frame>
      </draw:page>
      <draw:page draw:name="Slide91" draw:style-name="a2008" draw:master-page-name="Master1-Layout1-title-Title-Slide" presentation:presentation-page-layout-name="Master1-PPL1" draw:id="Slide-346">
        <draw:frame draw:id="id274" presentation:style-name="a2012" draw:name="Title 1" svg:x="1.38in" svg:y="0.83in" svg:width="10.3in" svg:height="4.42in" presentation:class="title" presentation:placeholder="false">
          <draw:text-box>
            <text:p text:style-name="a2011" text:class-names="" text:cond-style-name=""><text:span text:style-name="a2009" text:class-names="">1 Chronicles</text:span><text:span text:style-name="a2010" text:class-names=""/></text:p>
          </draw:text-box>
          <svg:title/>
          <svg:desc/>
        </draw:frame>
        <draw:frame draw:id="id275" presentation:style-name="a201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hronicles</dc:title>
    <meta:initial-creator>David STRICKLAND</meta:initial-creator>
    <dc:creator>David STRICKLAND</dc:creator>
    <meta:creation-date>2020-02-24T11:16:44Z</meta:creation-date>
    <dc:date>2020-02-24T11:16:46Z</dc:date>
    <meta:template xlink:href="BibleStudy" xlink:type="simple"/>
    <meta:editing-cycles>1</meta:editing-cycles>
    <meta:editing-duration>PT1S</meta:editing-duration>
    <meta:document-statistic meta:paragraph-count="336" meta:word-count="2314"/>
  </office:meta>
</office:document-meta>
</file>